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85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0.981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418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2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99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9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 style:rotation-align="non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 style:rotation-align="none"/>
    </style:style>
    <style:style style:name="ce16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Hyperlink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 style:data-style-name="N10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10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3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gr1" style:family="graphic">
      <style:graphic-properties draw:symbol-color="#000000" fo:background-color="#ece9d8" fo:borde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/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fo:font-size="9pt" fo:font-style="normal" fo:text-shadow="none" style:text-underline-style="none" fo:font-weight="normal" style:font-size-asian="9pt" style:font-style-asian="normal" style:font-weight-asian="normal" style:font-family-complex="'Segoe UI'" style:font-size-complex="9pt" style:font-style-complex="normal" style:font-weight-complex="normal"/>
    </style:style>
    <style:style style:name="T2" style:family="text">
      <style:text-properties style:use-window-font-color="true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  <style:style style:name="T3" style:family="text">
      <style:text-properties style:use-window-font-color="true" style:font-name="Arial" fo:font-size="8pt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style-asian="italic" style:font-style-complex="italic" fo:font-weight="normal" style:font-weight-asian="normal" style:font-weight-complex="normal"/>
    </style:style>
    <style:style style:name="T4" style:family="text">
      <style:text-properties style:font-name="Arial" fo:font-size="8pt" style:text-line-through-type="none" fo:font-style="italic" style:text-outline="false" fo:text-shadow="none" style:text-position="0% 100%" style:font-name-complex="Arial" style:font-size-asian="8pt" style:font-size-complex="8pt" style:font-style-asian="italic" style:font-style-complex="italic" fo:font-weight="normal" style:font-weight-asian="normal" style:font-weight-complex="normal" fo:color="#0000ff" style:text-underline-style="solid" style:text-underline-width="auto" style:text-underline-color="font-color"/>
    </style:style>
    <style:style style:name="T5" style:family="text">
      <style:text-properties style:font-name="Arial" fo:font-size="8pt" style:text-line-through-type="none" fo:font-style="italic" style:text-outline="false" fo:text-shadow="none" style:text-position="0% 100%" style:font-name-complex="Arial" style:font-size-asian="8pt" style:font-size-complex="8pt" style:font-style-asian="italic" style:font-style-complex="italic" fo:font-weight="normal" style:font-weight-asian="normal" style:font-weight-complex="normal" style:use-window-font-color="true" style:text-underline-style="none" style:text-underline-color="font-color"/>
    </style:style>
    <style:style style:name="T6" style:family="text">
      <style:text-properties fo:color="#0000ff" style:font-name="Arial" fo:font-size="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style:font-name="Arial" fo:font-size="8pt" fo:font-weight="bold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 style:use-window-font-color="true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column table:style-name="co5" table:number-columns-repeated="768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pan text:style-name="T2">Note: </text:span><text:span text:style-name="T3">This sheet requires Obba 4.0.14 ( </text:span><text:span text:style-name="T4">http://www.obba.info/</text:span><text:span text:style-name="T5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Monte Carlo Valuation with Heston Model/lib" calcext:value-type="string">
            <text:p>/Users/fries/git/finmath-spreadsheets/spreadsheets/Monte Carlo Valuation with Heston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6.2.2" calcext:value-type="string">
            <text:p>6.2.2</text:p>
          </table:table-cell>
          <table:table-cell/>
          <table:table-cell office:value-type="string" calcext:value-type="string">
            <text:p>Path:</text:p>
          </table:table-cell>
          <table:table-cell table:style-name="ce1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60202" calcext:value-type="string">
            <text:p>60202</text:p>
          </table:table-cell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Monte Carlo Valuation with Heston Model" calcext:value-type="string">
            <text:p>/Users/fries/git/finmath-spreadsheets/spreadsheets/Monte Carlo Valuation with Heston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4.1.2" calcext:value-type="string">
            <text:p>4.1.2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Path: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style-name="ce8" table:formula="of:=INFO.OBBA.OBBA.OBADDCLASSES([.F26];[.F27])" office:value-type="string" office:string-value="/Users/fries/git/finmath-spreadsheets/spreadsheets/Monte Carlo Valuation with Heston Model" calcext:value-type="string">
            <text:p>/Users/fries/git/finmath-spreadsheets/spreadsheets/Monte Carlo Valuation with Heston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12"/>
          <table:table-cell table:number-columns-repeated="1018"/>
        </table:table-row>
        <table:table-row table:style-name="ro1">
          <table:table-cell table:number-columns-repeated="4"/>
          <table:table-cell table:style-name="ce9" table:formula="of:=IF(OR(ISERROR([.F12]);ISERROR([.F21]);ISERROR([.F30]));NA();&quot;&quot;)">
            <text:p/>
          </table:table-cell>
          <table:table-cell table:style-name="ce13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1" form:control-implementation="ooo:com.sun.star.form.component.ScrollBar" xml:id="control1" form:id="control1" form:value="44" form:linked-cell="MonteCarloBlackScholes.F24" form:page-step-size="1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control draw:z-index="2" draw:style-name="gr1" draw:text-style-name="P1" svg:width="2.461cm" svg:height="0.438cm" svg:x="12.304cm" svg:y="9.842cm" draw:control="control1"/>
        </table:shapes>
        <table:table-column table:style-name="co6" table:default-cell-style-name="ce16"/>
        <table:table-column table:style-name="co7" table:number-columns-repeated="4" table:default-cell-style-name="ce16"/>
        <table:table-column table:style-name="co7" table:default-cell-style-name="ce29"/>
        <table:table-column table:style-name="co7" table:number-columns-repeated="247" table:default-cell-style-name="ce16"/>
        <table:table-column table:style-name="co7" table:default-cell-style-name="ce33"/>
        <table:table-column table:style-name="co5" table:number-columns-repeated="770" table:default-cell-style-name="ce15"/>
        <table:table-row table:style-name="ro1">
          <table:table-cell table:number-columns-repeated="1024"/>
        </table:table-row>
        <table:table-row table:style-name="ro3">
          <table:table-cell table:style-name="ce17"/>
          <table:table-cell table:style-name="ce19" table:formula="of:=&quot;Monte Carlo Simulation of Heston Model: This sheet illustrates the use of the class &quot;&amp;[.C17]" office:value-type="string" office:string-value="Monte Carlo Simulation of Heston Model: This sheet illustrates the use of the class net.finmath.montecarlo.assetderivativevaluation.models.HestonModel" calcext:value-type="string">
            <text:p>Monte Carlo Simulation of Heston Model: This sheet illustrates the use of the class net.finmath.montecarlo.assetderivativevaluation.models.HestonModel</text:p>
          </table:table-cell>
          <table:table-cell table:style-name="ce17" table:number-columns-repeated="3"/>
          <table:table-cell table:style-name="ce30"/>
          <table:table-cell table:style-name="ce17" table:number-columns-repeated="1013"/>
          <table:table-cell table:number-columns-repeated="5"/>
        </table:table-row>
        <table:table-row table:style-name="ro4">
          <table:table-cell table:style-name="ce18"/>
          <table:table-cell table:style-name="ce20" office:value-type="string" calcext:value-type="string">
            <text:p>Note: This sheet requires Obba 6.2 ( <text:span text:style-name="T6">http://www.obba.info/</text:span><text:span text:style-name="T7"> )</text:span></text:p>
          </table:table-cell>
          <table:table-cell table:style-name="ce18" table:number-columns-repeated="3"/>
          <table:table-cell table:style-name="ce31"/>
          <table:table-cell table:style-name="ce18" table:number-columns-repeated="1013"/>
          <table:table-cell table:number-columns-repeated="5"/>
        </table:table-row>
        <table:table-row table:style-name="ro4">
          <table:table-cell table:style-name="ce18"/>
          <table:table-cell table:style-name="ce20" office:value-type="string" calcext:value-type="string">
            <text:p>Note: This sheet requires finmath-lib 4.1 ( <text:span text:style-name="T6">http://www.finmath.net/</text:span><text:span text:style-name="T7"> )</text:span></text:p>
          </table:table-cell>
          <table:table-cell table:style-name="ce18" table:number-columns-repeated="3"/>
          <table:table-cell table:style-name="ce31"/>
          <table:table-cell table:style-name="ce18" table:number-columns-repeated="1013"/>
          <table:table-cell table:number-columns-repeated="5"/>
        </table:table-row>
        <table:table-row table:style-name="ro4">
          <table:table-cell/>
          <table:table-cell table:style-name="ce21"/>
          <table:table-cell table:style-name="ce18" table:number-columns-repeated="2"/>
          <table:table-cell table:number-columns-repeated="1020"/>
        </table:table-row>
        <table:table-row table:style-name="ro4">
          <table:table-cell/>
          <table:table-cell table:style-name="ce22" office:value-type="string" calcext:value-type="string">
            <text:p>Time Discretization</text:p>
          </table:table-cell>
          <table:table-cell table:style-name="ce22" table:number-columns-repeated="3"/>
          <table:table-cell/>
          <table:table-cell table:style-name="ce22" office:value-type="string" calcext:value-type="string">
            <text:p>Asian Option (used to calculate the pathwise average of the process V(t))</text:p>
          </table:table-cell>
          <table:table-cell table:style-name="ce22" table:number-columns-repeated="3"/>
          <table:table-cell/>
          <table:table-cell table:style-name="ce22" table:formula="of:=INFO.OBBA.OBBA.OBCALL(&quot;underlyingValue&quot;;[.B57];&quot;getAssetValue&quot;;[.$G$9];INFO.OBBA.OBBA.OBMAKE(&quot;&quot;;&quot;int&quot;;0))" office:value-type="string" office:string-value="underlyingValue &#10;[9922]" calcext:value-type="string">
            <text:p>underlyingValue </text:p>
            <text:p>[9922]</text:p>
          </table:table-cell>
          <table:table-cell table:style-name="ce22" table:formula="of:=INFO.OBBA.OBBA.OBCALL(&quot;pathwiseRMSVolatility&quot;;INFO.OBBA.OBBA.OBCALL(&quot;&quot;;[.G15];&quot;getValue&quot;;[.G9];[.B57]);&quot;sqrt&quot;)" office:value-type="string" office:string-value="pathwiseRMSVolatility &#10;[9925]" calcext:value-type="string">
            <text:p>pathwiseRMSVolatility </text:p>
            <text:p>[9925]</text:p>
          </table:table-cell>
          <table:table-cell/>
          <table:table-cell table:style-name="ce22" table:formula="of:=&quot;histogram of &quot;&amp;[.M6]" office:value-type="string" office:string-value="histogram of pathwiseRMSVolatility &#10;[9925]" calcext:value-type="string">
            <text:p>histogram of pathwiseRMSVolatility </text:p>
            <text:p>[9925]</text:p>
          </table:table-cell>
          <table:table-cell table:style-name="ce22"/>
          <table:table-cell table:number-columns-repeated="1008"/>
        </table:table-row>
        <table:table-row table:style-name="ro4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FromArray&quot;" office:value-type="string" office:string-value="net.finmath.time.TimeDiscretizationFromArray" calcext:value-type="string">
            <text:p>net.finmath.time.TimeDiscretizationFromArray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arameters:</text:p>
          </table:table-cell>
          <table:table-cell table:style-name="ce23" table:number-columns-repeated="3"/>
          <table:table-cell/>
          <table:table-cell table:style-name="ce23" office:value-type="string" calcext:value-type="string">
            <text:p>Parameters:</text:p>
          </table:table-cell>
          <table:table-cell table:style-name="ce23" table:number-columns-repeated="3"/>
          <table:table-cell/>
          <table:table-cell table:style-name="ce32" table:number-matrix-columns-spanned="1" table:number-matrix-rows-spanned="250" table:formula="of:=TRANSPOSE(INFO.OBBA.OBBA.OBGET(INFO.OBBA.OBBA.OBCALL(&quot;&quot;;[.L6];&quot;getRealizations&quot;)))" office:value-type="float" office:value="65.5330685371768" calcext:value-type="float">
            <text:p>65,5</text:p>
          </table:table-cell>
          <table:table-cell table:style-name="ce32" table:number-matrix-columns-spanned="1" table:number-matrix-rows-spanned="250" table:formula="of:=TRANSPOSE(INFO.OBBA.OBBA.OBGET(INFO.OBBA.OBBA.OBCALL(&quot;&quot;;[.M6];&quot;getRealizations&quot;)))" office:value-type="float" office:value="0.346767593010739" calcext:value-type="float">
            <text:p>0,3</text:p>
          </table:table-cell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31" table:formula="of:=TRANSPOSE(INFO.OBBA.OBBA.OBGET(INFO.OBBA.OBBA.OBCALL(&quot;&quot;;[.M6];&quot;getHistogram&quot;;INFO.OBBA.OBBA.OBMAKE(&quot;&quot;;&quot;double[]&quot;;[.O8:.O38]))))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9];[.D9];[.E9])" office:value-type="string" office:string-value="td.start &#10;[9851]" calcext:value-type="string">
            <text:p>td.start </text:p>
            <text:p>[9851]</text:p>
          </table:table-cell>
          <table:table-cell table:style-name="ce24" office:value-type="string" calcext:value-type="string">
            <text:p>td.start</text:p>
          </table:table-cell>
          <table:table-cell table:style-name="ce24" office:value-type="string" calcext:value-type="string">
            <text:p>double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4" table:formula="of:=INFO.OBBA.OBBA.OBMAKE([.H9];[.I9];[.J9])" office:value-type="string" office:string-value="optionMaturity &#10;[9864]" calcext:value-type="string">
            <text:p>optionMaturity </text:p>
            <text:p>[9864]</text:p>
          </table:table-cell>
          <table:table-cell table:style-name="ce24" office:value-type="string" calcext:value-type="string">
            <text:p>optionMaturity</text:p>
          </table:table-cell>
          <table:table-cell table:style-name="ce24" office:value-type="string" calcext:value-type="string">
            <text:p>double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32" office:value-type="float" office:value="157.433595336185" calcext:value-type="float">
            <text:p>157,4</text:p>
          </table:table-cell>
          <table:table-cell table:style-name="ce32" office:value-type="float" office:value="0.227266821116026" calcext:value-type="float">
            <text:p>0,2</text:p>
          </table:table-cell>
          <table:table-cell/>
          <table:table-cell table:formula="of:=[.O8]+0.0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10];[.D10];[.E10])" office:value-type="string" office:string-value="td.num &#10;[9852]" calcext:value-type="string">
            <text:p>td.num </text:p>
            <text:p>[9852]</text:p>
          </table:table-cell>
          <table:table-cell table:style-name="ce24" office:value-type="string" calcext:value-type="string">
            <text:p>td.num</text:p>
          </table:table-cell>
          <table:table-cell table:style-name="ce24" office:value-type="string" calcext:value-type="string">
            <text:p>int</text:p>
          </table:table-cell>
          <table:table-cell table:style-name="ce26" office:value-type="float" office:value="50" calcext:value-type="float">
            <text:p>50</text:p>
          </table:table-cell>
          <table:table-cell/>
          <table:table-cell table:style-name="ce24" table:formula="of:=INFO.OBBA.OBBA.OBMAKE([.H10];[.I10];[.J10])" office:value-type="string" office:string-value="optionStrike &#10;[9865]" calcext:value-type="string">
            <text:p>optionStrike </text:p>
            <text:p>[9865]</text:p>
          </table:table-cell>
          <table:table-cell table:style-name="ce24" office:value-type="string" calcext:value-type="string">
            <text:p>optionStrike</text:p>
          </table:table-cell>
          <table:table-cell table:style-name="ce24" office:value-type="string" calcext:value-type="string">
            <text:p>double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32" office:value-type="float" office:value="127.657096909266" calcext:value-type="float">
            <text:p>127,7</text:p>
          </table:table-cell>
          <table:table-cell table:style-name="ce32" office:value-type="float" office:value="0.303198641181123" calcext:value-type="float">
            <text:p>0,3</text:p>
          </table:table-cell>
          <table:table-cell/>
          <table:table-cell table:formula="of:=[.O9]+0.0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11];[.D11];[.E11])" office:value-type="string" office:string-value="td.step &#10;[9853]" calcext:value-type="string">
            <text:p>td.step </text:p>
            <text:p>[9853]</text:p>
          </table:table-cell>
          <table:table-cell table:style-name="ce24" office:value-type="string" calcext:value-type="string">
            <text:p>td.step</text:p>
          </table:table-cell>
          <table:table-cell table:style-name="ce24" office:value-type="string" calcext:value-type="string">
            <text:p>double</text:p>
          </table:table-cell>
          <table:table-cell table:style-name="ce26" office:value-type="float" office:value="0.1" calcext:value-type="float">
            <text:p>0,1</text:p>
          </table:table-cell>
          <table:table-cell/>
          <table:table-cell table:formula="of:=[.B14]" office:value-type="string" office:string-value="timeDiscretization &#10;[9873]" calcext:value-type="string">
            <text:p>timeDiscretization </text:p>
            <text:p>[9873]</text:p>
          </table:table-cell>
          <table:table-cell table:style-name="ce24" table:number-columns-repeated="2"/>
          <table:table-cell table:number-columns-repeated="2"/>
          <table:table-cell table:style-name="ce32" office:value-type="float" office:value="205.855086589499" calcext:value-type="float">
            <text:p>205,9</text:p>
          </table:table-cell>
          <table:table-cell table:style-name="ce32" office:value-type="float" office:value="0.325685396380323" calcext:value-type="float">
            <text:p>0,3</text:p>
          </table:table-cell>
          <table:table-cell/>
          <table:table-cell table:formula="of:=[.O10]+0.0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5"/>
          <table:table-cell/>
          <table:table-cell table:style-name="ce24"/>
          <table:table-cell table:number-columns-repeated="2"/>
          <table:table-cell table:style-name="ce24" table:formula="of:=INFO.OBBA.OBBA.OBMAKE([.H12];[.I12];[.J12])" office:value-type="string" office:string-value="underlyingIndex &#10;[9866]" calcext:value-type="string">
            <text:p>underlyingIndex </text:p>
            <text:p>[9866]</text:p>
          </table:table-cell>
          <table:table-cell table:style-name="ce24" office:value-type="string" calcext:value-type="string">
            <text:p>underlyingIndex</text:p>
          </table:table-cell>
          <table:table-cell table:style-name="ce24" office:value-type="string" calcext:value-type="string">
            <text:p>int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32" office:value-type="float" office:value="106.975331807778" calcext:value-type="float">
            <text:p>107,0</text:p>
          </table:table-cell>
          <table:table-cell table:style-name="ce32" office:value-type="float" office:value="0.308158575621348" calcext:value-type="float">
            <text:p>0,3</text:p>
          </table:table-cell>
          <table:table-cell/>
          <table:table-cell table:formula="of:=[.O11]+0.0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 calcext:value-type="string">
            <text:p>Object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264.495074327842" calcext:value-type="float">
            <text:p>264,5</text:p>
          </table:table-cell>
          <table:table-cell table:style-name="ce32" office:value-type="float" office:value="0.31900095755344" calcext:value-type="float">
            <text:p>0,3</text:p>
          </table:table-cell>
          <table:table-cell/>
          <table:table-cell table:formula="of:=[.O12]+0.0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14];[.C7];[.B9:.B11])" office:value-type="string" office:string-value="timeDiscretization &#10;[9873]" calcext:value-type="string">
            <text:p>timeDiscretization </text:p>
            <text:p>[9873]</text:p>
          </table:table-cell>
          <table:table-cell office:value-type="string" calcext:value-type="string">
            <text:p>timeDiscretization</text:p>
          </table:table-cell>
          <table:table-cell table:number-columns-repeated="3"/>
          <table:table-cell table:style-name="ce23" office:value-type="string" calcext:value-type="string">
            <text:p>Object:</text:p>
          </table:table-cell>
          <table:table-cell table:style-name="ce23" table:number-columns-repeated="3"/>
          <table:table-cell/>
          <table:table-cell table:style-name="ce32" office:value-type="float" office:value="82.1484644691352" calcext:value-type="float">
            <text:p>82,1</text:p>
          </table:table-cell>
          <table:table-cell table:style-name="ce32" office:value-type="float" office:value="0.399238311851771" calcext:value-type="float">
            <text:p>0,4</text:p>
          </table:table-cell>
          <table:table-cell/>
          <table:table-cell table:formula="of:=[.O13]+0.02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6"/>
          <table:table-cell table:style-name="ce24" table:formula="of:=INFO.OBBA.OBBA.OBMAKE([.H15];obLibs&amp;&quot;net.finmath.montecarlo.assetderivativevaluation.products.AsianOption&quot;;[.G9:.G12])" office:value-type="string" office:string-value="asian &#10;[9879]" calcext:value-type="string">
            <text:p>asian </text:p>
            <text:p>[9879]</text:p>
          </table:table-cell>
          <table:table-cell table:style-name="ce24" office:value-type="string" calcext:value-type="string">
            <text:p>asian</text:p>
          </table:table-cell>
          <table:table-cell table:style-name="ce24"/>
          <table:table-cell table:number-columns-repeated="2"/>
          <table:table-cell table:style-name="ce32" office:value-type="float" office:value="86.790166905517" calcext:value-type="float">
            <text:p>86,8</text:p>
          </table:table-cell>
          <table:table-cell table:style-name="ce32" office:value-type="float" office:value="0.23966763072151" calcext:value-type="float">
            <text:p>0,2</text:p>
          </table:table-cell>
          <table:table-cell/>
          <table:table-cell table:formula="of:=[.O14]+0.02"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2" office:value-type="string" calcext:value-type="string">
            <text:p>Heston <text:s/>Model</text:p>
          </table:table-cell>
          <table:table-cell table:style-name="ce22" table:number-columns-repeated="3"/>
          <table:table-cell table:number-columns-repeated="6"/>
          <table:table-cell table:style-name="ce32" office:value-type="float" office:value="113.989157260025" calcext:value-type="float">
            <text:p>114,0</text:p>
          </table:table-cell>
          <table:table-cell table:style-name="ce32" office:value-type="float" office:value="0.287370601192003" calcext:value-type="float">
            <text:p>0,3</text:p>
          </table:table-cell>
          <table:table-cell/>
          <table:table-cell table:formula="of:=[.O15]+0.02" office:value-type="float" office:value="0.16" calcext:value-type="float">
            <text:p>0,16</text:p>
          </table:table-cell>
          <table:table-cell office:value-type="float" office:value="0.002" calcext:value-type="float">
            <text:p>0,002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dels.HestonModel</text:p>
          </table:table-cell>
          <table:table-cell table:number-columns-repeated="8"/>
          <table:table-cell table:style-name="ce32" office:value-type="float" office:value="124.962565188399" calcext:value-type="float">
            <text:p>125,0</text:p>
          </table:table-cell>
          <table:table-cell table:style-name="ce32" office:value-type="float" office:value="0.430692240211395" calcext:value-type="float">
            <text:p>0,4</text:p>
          </table:table-cell>
          <table:table-cell/>
          <table:table-cell table:formula="of:=[.O16]+0.02" office:value-type="float" office:value="0.18" calcext:value-type="float">
            <text:p>0,18</text:p>
          </table:table-cell>
          <table:table-cell office:value-type="float" office:value="0.011" calcext:value-type="float">
            <text:p>0,011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 calcext:value-type="string">
            <text:p>Parameters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131.772782709419" calcext:value-type="float">
            <text:p>131,8</text:p>
          </table:table-cell>
          <table:table-cell table:style-name="ce32" office:value-type="float" office:value="0.271348875731719" calcext:value-type="float">
            <text:p>0,3</text:p>
          </table:table-cell>
          <table:table-cell/>
          <table:table-cell table:formula="of:=[.O17]+0.02" office:value-type="float" office:value="0.2" calcext:value-type="float">
            <text:p>0,2</text:p>
          </table:table-cell>
          <table:table-cell office:value-type="float" office:value="0.027" calcext:value-type="float">
            <text:p>0,027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19];[.D19];[.E19])" office:value-type="string" office:string-value="initialValue &#10;[9854]" calcext:value-type="string">
            <text:p>initialValue </text:p>
            <text:p>[9854]</text:p>
          </table:table-cell>
          <table:table-cell table:style-name="ce24" office:value-type="string" calcext:value-type="string">
            <text:p>initialValue</text:p>
          </table:table-cell>
          <table:table-cell table:style-name="ce24" office:value-type="string" calcext:value-type="string">
            <text:p>double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6"/>
          <table:table-cell table:style-name="ce32" office:value-type="float" office:value="146.374970135804" calcext:value-type="float">
            <text:p>146,4</text:p>
          </table:table-cell>
          <table:table-cell table:style-name="ce32" office:value-type="float" office:value="0.305618851017076" calcext:value-type="float">
            <text:p>0,3</text:p>
          </table:table-cell>
          <table:table-cell/>
          <table:table-cell table:formula="of:=[.O18]+0.02" office:value-type="float" office:value="0.22" calcext:value-type="float">
            <text:p>0,22</text:p>
          </table:table-cell>
          <table:table-cell office:value-type="float" office:value="0.052" calcext:value-type="float">
            <text:p>0,052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20];[.D20];[.E20])" office:value-type="string" office:string-value="riskFreeRate &#10;[9855]" calcext:value-type="string">
            <text:p>riskFreeRate </text:p>
            <text:p>[9855]</text:p>
          </table:table-cell>
          <table:table-cell table:style-name="ce24" office:value-type="string" calcext:value-type="string">
            <text:p>riskFreeRate</text:p>
          </table:table-cell>
          <table:table-cell table:style-name="ce24" office:value-type="string" calcext:value-type="string">
            <text:p>double</text:p>
          </table:table-cell>
          <table:table-cell table:style-name="ce27" office:value-type="float" office:value="0.05" calcext:value-type="float">
            <text:p>0,05</text:p>
          </table:table-cell>
          <table:table-cell table:number-columns-repeated="6"/>
          <table:table-cell table:style-name="ce32" office:value-type="float" office:value="138.369134579458" calcext:value-type="float">
            <text:p>138,4</text:p>
          </table:table-cell>
          <table:table-cell table:style-name="ce32" office:value-type="float" office:value="0.179372899130432" calcext:value-type="float">
            <text:p>0,2</text:p>
          </table:table-cell>
          <table:table-cell/>
          <table:table-cell table:formula="of:=[.O19]+0.02" office:value-type="float" office:value="0.24" calcext:value-type="float">
            <text:p>0,24</text:p>
          </table:table-cell>
          <table:table-cell office:value-type="float" office:value="0.091" calcext:value-type="float">
            <text:p>0,091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21];[.D21];[.E21])" office:value-type="string" office:string-value="volatility &#10;[9856]" calcext:value-type="string">
            <text:p>volatility </text:p>
            <text:p>[9856]</text:p>
          </table:table-cell>
          <table:table-cell table:style-name="ce24" office:value-type="string" calcext:value-type="string">
            <text:p>volatility</text:p>
          </table:table-cell>
          <table:table-cell table:style-name="ce24" office:value-type="string" calcext:value-type="string">
            <text:p>double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6"/>
          <table:table-cell table:style-name="ce32" office:value-type="float" office:value="98.8706141786327" calcext:value-type="float">
            <text:p>98,9</text:p>
          </table:table-cell>
          <table:table-cell table:style-name="ce32" office:value-type="float" office:value="0.356590719189268" calcext:value-type="float">
            <text:p>0,4</text:p>
          </table:table-cell>
          <table:table-cell/>
          <table:table-cell table:formula="of:=[.O20]+0.02" office:value-type="float" office:value="0.26" calcext:value-type="float">
            <text:p>0,26</text:p>
          </table:table-cell>
          <table:table-cell office:value-type="float" office:value="0.116" calcext:value-type="float">
            <text:p>0,116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22];[.D22];[.E22])" office:value-type="string" office:string-value="theta &#10;[9857]" calcext:value-type="string">
            <text:p>theta </text:p>
            <text:p>[9857]</text:p>
          </table:table-cell>
          <table:table-cell table:style-name="ce24" office:value-type="string" calcext:value-type="string">
            <text:p>theta</text:p>
          </table:table-cell>
          <table:table-cell table:style-name="ce24" office:value-type="string" calcext:value-type="string">
            <text:p>double</text:p>
          </table:table-cell>
          <table:table-cell table:style-name="ce27" table:formula="of:=[.E21]*[.E21]" office:value-type="float" office:value="0.09" calcext:value-type="float">
            <text:p>0,09</text:p>
          </table:table-cell>
          <table:table-cell/>
          <table:table-cell table:style-name="ce29" table:number-columns-repeated="4"/>
          <table:table-cell/>
          <table:table-cell table:style-name="ce32" office:value-type="float" office:value="92.6267211574794" calcext:value-type="float">
            <text:p>92,6</text:p>
          </table:table-cell>
          <table:table-cell table:style-name="ce32" office:value-type="float" office:value="0.260061300448138" calcext:value-type="float">
            <text:p>0,3</text:p>
          </table:table-cell>
          <table:table-cell/>
          <table:table-cell table:formula="of:=[.O21]+0.02" office:value-type="float" office:value="0.28" calcext:value-type="float">
            <text:p>0,28</text:p>
          </table:table-cell>
          <table:table-cell office:value-type="float" office:value="0.139" calcext:value-type="float">
            <text:p>0,139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23];[.D23];[.E23])" office:value-type="string" office:string-value="kappa &#10;[9858]" calcext:value-type="string">
            <text:p>kappa </text:p>
            <text:p>[9858]</text:p>
          </table:table-cell>
          <table:table-cell table:style-name="ce24" office:value-type="string" calcext:value-type="string">
            <text:p>kappa</text:p>
          </table:table-cell>
          <table:table-cell table:style-name="ce24" office:value-type="string" calcext:value-type="string">
            <text:p>double</text:p>
          </table:table-cell>
          <table:table-cell table:style-name="ce27" office:value-type="float" office:value="0.2" calcext:value-type="float">
            <text:p>0,2</text:p>
          </table:table-cell>
          <table:table-cell table:number-columns-repeated="6"/>
          <table:table-cell table:style-name="ce32" office:value-type="float" office:value="99.7627723726149" calcext:value-type="float">
            <text:p>99,8</text:p>
          </table:table-cell>
          <table:table-cell table:style-name="ce32" office:value-type="float" office:value="0.342728532076616" calcext:value-type="float">
            <text:p>0,3</text:p>
          </table:table-cell>
          <table:table-cell/>
          <table:table-cell table:formula="of:=[.O22]+0.02" office:value-type="float" office:value="0.3" calcext:value-type="float">
            <text:p>0,3</text:p>
          </table:table-cell>
          <table:table-cell office:value-type="float" office:value="0.134" calcext:value-type="float">
            <text:p>0,134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24];[.D24];[.E24])" office:value-type="string" office:string-value="xi &#10;[9917]" calcext:value-type="string">
            <text:p>xi </text:p>
            <text:p>[9917]</text:p>
          </table:table-cell>
          <table:table-cell table:style-name="ce24" office:value-type="string" calcext:value-type="string">
            <text:p>xi</text:p>
          </table:table-cell>
          <table:table-cell table:style-name="ce24" office:value-type="string" calcext:value-type="string">
            <text:p>double</text:p>
          </table:table-cell>
          <table:table-cell table:style-name="ce27" table:formula="of:=[.F24]/100*0.3" office:value-type="float" office:value="0.132" calcext:value-type="float">
            <text:p>0,132</text:p>
          </table:table-cell>
          <table:table-cell office:value-type="float" office:value="44" calcext:value-type="float">
            <office:annotation office:display="true" draw:style-name="gr3" draw:text-style-name="P4" svg:width="4.855cm" svg:height="1.83cm" svg:x="15.84cm" svg:y="7.307cm" draw:caption-point-x="-0.715cm" draw:caption-point-y="2.545cm">
              <dc:date>2020-03-08T00:00:00</dc:date>
              <text:p text:style-name="P3">Use this slider to change xi</text:p>
              <text:p text:style-name="P3"/>
              <text:p text:style-name="P3">xi is the volatiltiy of volatility</text:p>
              <text:p text:style-name="P3"><text:span text:style-name="T1"/></text:p>
            </office:annotation>
            <text:p>44</text:p>
          </table:table-cell>
          <table:table-cell>
            <draw:frame draw:z-index="0" draw:name="Diagramm 1" draw:style-name="gr2" draw:text-style-name="P2" svg:width="10.021cm" svg:height="8.033cm" svg:x="0.127cm" svg:y="0.268cm">
              <draw:object draw:notify-on-update-of-ranges="MonteCarloBlackScholes.M8:MonteCarloBlackScholes.M257 MonteCarloBlackScholes.L8:MonteCarloBlackScholes.L2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draw:z-index="1" draw:name="Diagramm 2" draw:style-name="gr2" draw:text-style-name="P2" svg:width="10.02cm" svg:height="8.033cm" svg:x="0.981cm" svg:y="0.268cm">
              <draw:object draw:notify-on-update-of-ranges="MonteCarloBlackScholes.O8:MonteCarloBlackScholes.O38 MonteCarloBlackScholes.P8:MonteCarloBlackScholes.P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2" office:value-type="float" office:value="62.9687396510211" calcext:value-type="float">
            <text:p>63,0</text:p>
          </table:table-cell>
          <table:table-cell table:style-name="ce32" office:value-type="float" office:value="0.299614907207245" calcext:value-type="float">
            <text:p>0,3</text:p>
          </table:table-cell>
          <table:table-cell/>
          <table:table-cell table:formula="of:=[.O23]+0.02" office:value-type="float" office:value="0.32" calcext:value-type="float">
            <text:p>0,32</text:p>
          </table:table-cell>
          <table:table-cell office:value-type="float" office:value="0.124" calcext:value-type="float">
            <text:p>0,124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25];[.D25];[.E25])" office:value-type="string" office:string-value="rho &#10;[9860]" calcext:value-type="string">
            <text:p>rho </text:p>
            <text:p>[9860]</text:p>
          </table:table-cell>
          <table:table-cell table:style-name="ce24" office:value-type="string" calcext:value-type="string">
            <text:p>rho</text:p>
          </table:table-cell>
          <table:table-cell table:style-name="ce24" office:value-type="string" calcext:value-type="string">
            <text:p>double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6"/>
          <table:table-cell table:style-name="ce32" office:value-type="float" office:value="65.5032150320244" calcext:value-type="float">
            <text:p>65,5</text:p>
          </table:table-cell>
          <table:table-cell table:style-name="ce32" office:value-type="float" office:value="0.366116711728972" calcext:value-type="float">
            <text:p>0,4</text:p>
          </table:table-cell>
          <table:table-cell/>
          <table:table-cell table:formula="of:=[.O24]+0.02" office:value-type="float" office:value="0.34" calcext:value-type="float">
            <text:p>0,34</text:p>
          </table:table-cell>
          <table:table-cell office:value-type="float" office:value="0.095" calcext:value-type="float">
            <text:p>0,095</text:p>
          </table:table-cell>
          <table:table-cell table:number-columns-repeated="1008"/>
        </table:table-row>
        <table:table-row table:style-name="ro4">
          <table:table-cell/>
          <table:table-cell table:style-name="ce25" table:formula="of:=INFO.OBBA.OBBA.OBCALL([.C26];obLibs&amp;&quot;net.finmath.montecarlo.assetderivativevaluation.models.HestonModel$Scheme&quot;;&quot;valueOf&quot;;INFO.OBBA.OBBA.OBMAKE(&quot;&quot;;&quot;String&quot;;[.E26]))" office:value-type="string" office:string-value="scheme &#10;[9875]" calcext:value-type="string">
            <text:p>scheme </text:p>
            <text:p>[9875]</text:p>
          </table:table-cell>
          <table:table-cell table:style-name="ce24" office:value-type="string" calcext:value-type="string">
            <text:p>scheme</text:p>
          </table:table-cell>
          <table:table-cell table:style-name="ce24"/>
          <table:table-cell table:style-name="ce28" office:value-type="string" calcext:value-type="string">
            <text:p>FULL_TRUNCATION</text:p>
          </table:table-cell>
          <table:table-cell table:number-columns-repeated="6"/>
          <table:table-cell table:style-name="ce32" office:value-type="float" office:value="42.0790494196916" calcext:value-type="float">
            <text:p>42,1</text:p>
          </table:table-cell>
          <table:table-cell table:style-name="ce32" office:value-type="float" office:value="0.311593839631836" calcext:value-type="float">
            <text:p>0,3</text:p>
          </table:table-cell>
          <table:table-cell/>
          <table:table-cell table:formula="of:=[.O25]+0.02" office:value-type="float" office:value="0.36" calcext:value-type="float">
            <text:p>0,36</text:p>
          </table:table-cell>
          <table:table-cell office:value-type="float" office:value="0.075" calcext:value-type="float">
            <text:p>0,075</text:p>
          </table:table-cell>
          <table:table-cell table:number-columns-repeated="1008"/>
        </table:table-row>
        <table:table-row table:style-name="ro4">
          <table:table-cell table:number-columns-repeated="11"/>
          <table:table-cell table:style-name="ce32" office:value-type="float" office:value="100.468866901158" calcext:value-type="float">
            <text:p>100,5</text:p>
          </table:table-cell>
          <table:table-cell table:style-name="ce32" office:value-type="float" office:value="0.251136521278401" calcext:value-type="float">
            <text:p>0,3</text:p>
          </table:table-cell>
          <table:table-cell/>
          <table:table-cell table:formula="of:=[.O26]+0.02" office:value-type="float" office:value="0.38" calcext:value-type="float">
            <text:p>0,38</text:p>
          </table:table-cell>
          <table:table-cell office:value-type="float" office:value="0.049" calcext:value-type="float">
            <text:p>0,049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 calcext:value-type="string">
            <text:p>Object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228.418489932429" calcext:value-type="float">
            <text:p>228,4</text:p>
          </table:table-cell>
          <table:table-cell table:style-name="ce32" office:value-type="float" office:value="0.332508761663036" calcext:value-type="float">
            <text:p>0,3</text:p>
          </table:table-cell>
          <table:table-cell/>
          <table:table-cell table:formula="of:=[.O27]+0.02" office:value-type="float" office:value="0.4" calcext:value-type="float">
            <text:p>0,4</text:p>
          </table:table-cell>
          <table:table-cell office:value-type="float" office:value="0.048" calcext:value-type="float">
            <text:p>0,048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29];obLibs&amp;[.C17];[.B19:.B26])" office:value-type="string" office:string-value="model &#10;[9918]" calcext:value-type="string">
            <text:p>model </text:p>
            <text:p>[9918]</text:p>
          </table:table-cell>
          <table:table-cell table:style-name="ce24" office:value-type="string" calcext:value-type="string">
            <text:p>model</text:p>
          </table:table-cell>
          <table:table-cell table:style-name="ce24" table:number-columns-repeated="2"/>
          <table:table-cell table:number-columns-repeated="6"/>
          <table:table-cell table:style-name="ce32" office:value-type="float" office:value="182.156705743882" calcext:value-type="float">
            <text:p>182,2</text:p>
          </table:table-cell>
          <table:table-cell table:style-name="ce32" office:value-type="float" office:value="0.257782484596877" calcext:value-type="float">
            <text:p>0,3</text:p>
          </table:table-cell>
          <table:table-cell/>
          <table:table-cell table:formula="of:=[.O28]+0.02" office:value-type="float" office:value="0.42" calcext:value-type="float">
            <text:p>0,42</text:p>
          </table:table-cell>
          <table:table-cell office:value-type="float" office:value="0.009" calcext:value-type="float">
            <text:p>0,009</text:p>
          </table:table-cell>
          <table:table-cell table:number-columns-repeated="1008"/>
        </table:table-row>
        <table:table-row table:style-name="ro4">
          <table:table-cell table:number-columns-repeated="11"/>
          <table:table-cell table:style-name="ce32" office:value-type="float" office:value="66.4531216976237" calcext:value-type="float">
            <text:p>66,5</text:p>
          </table:table-cell>
          <table:table-cell table:style-name="ce32" office:value-type="float" office:value="0.315785881491382" calcext:value-type="float">
            <text:p>0,3</text:p>
          </table:table-cell>
          <table:table-cell/>
          <table:table-cell table:formula="of:=[.O29]+0.02" office:value-type="float" office:value="0.44" calcext:value-type="float">
            <text:p>0,44</text:p>
          </table:table-cell>
          <table:table-cell office:value-type="float" office:value="0.011" calcext:value-type="float">
            <text:p>0,011</text:p>
          </table:table-cell>
          <table:table-cell table:number-columns-repeated="1008"/>
        </table:table-row>
        <table:table-row table:style-name="ro4">
          <table:table-cell/>
          <table:table-cell table:style-name="ce22" office:value-type="string" calcext:value-type="string">
            <text:p>Brownian Motion</text:p>
          </table:table-cell>
          <table:table-cell table:style-name="ce22" table:number-columns-repeated="3"/>
          <table:table-cell table:number-columns-repeated="6"/>
          <table:table-cell table:style-name="ce32" office:value-type="float" office:value="226.842327065198" calcext:value-type="float">
            <text:p>226,8</text:p>
          </table:table-cell>
          <table:table-cell table:style-name="ce32" office:value-type="float" office:value="0.285511022122791" calcext:value-type="float">
            <text:p>0,3</text:p>
          </table:table-cell>
          <table:table-cell/>
          <table:table-cell table:formula="of:=[.O30]+0.02"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BrownianMotionLazyInit</text:p>
          </table:table-cell>
          <table:table-cell table:number-columns-repeated="8"/>
          <table:table-cell table:style-name="ce32" office:value-type="float" office:value="78.0282237336886" calcext:value-type="float">
            <text:p>78,0</text:p>
          </table:table-cell>
          <table:table-cell table:style-name="ce32" office:value-type="float" office:value="0.306257299380661" calcext:value-type="float">
            <text:p>0,3</text:p>
          </table:table-cell>
          <table:table-cell/>
          <table:table-cell table:formula="of:=[.O31]+0.02" office:value-type="float" office:value="0.48" calcext:value-type="float">
            <text:p>0,48</text:p>
          </table:table-cell>
          <table:table-cell office:value-type="float" office:value="0.006" calcext:value-type="float">
            <text:p>0,006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 calcext:value-type="string">
            <text:p>Parameters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58.5706916342428" calcext:value-type="float">
            <text:p>58,6</text:p>
          </table:table-cell>
          <table:table-cell table:style-name="ce32" office:value-type="float" office:value="0.33782744092818" calcext:value-type="float">
            <text:p>0,3</text:p>
          </table:table-cell>
          <table:table-cell/>
          <table:table-cell table:formula="of:=[.O32]+0.0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formula="of:=[.B14]" office:value-type="string" office:string-value="timeDiscretization &#10;[9873]" calcext:value-type="string">
            <text:p>timeDiscretization </text:p>
            <text:p>[9873]</text:p>
          </table:table-cell>
          <table:table-cell table:style-name="ce24" office:value-type="string" calcext:value-type="string">
            <text:p>time disc</text:p>
          </table:table-cell>
          <table:table-cell table:style-name="ce24" office:value-type="string" calcext:value-type="string">
            <text:p>object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6"/>
          <table:table-cell table:style-name="ce32" office:value-type="float" office:value="147.189779268221" calcext:value-type="float">
            <text:p>147,2</text:p>
          </table:table-cell>
          <table:table-cell table:style-name="ce32" office:value-type="float" office:value="0.252917711299614" calcext:value-type="float">
            <text:p>0,3</text:p>
          </table:table-cell>
          <table:table-cell/>
          <table:table-cell table:formula="of:=[.O33]+0.02"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35];[.D35];[.E35])" office:value-type="string" office:string-value="numberOfFactors &#10;[9861]" calcext:value-type="string">
            <text:p>numberOfFactors </text:p>
            <text:p>[9861]</text:p>
          </table:table-cell>
          <table:table-cell table:style-name="ce24" office:value-type="string" calcext:value-type="string">
            <text:p>numberOfFactors</text:p>
          </table:table-cell>
          <table:table-cell table:style-name="ce24" office:value-type="string" calcext:value-type="string">
            <text:p>int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6"/>
          <table:table-cell table:style-name="ce32" office:value-type="float" office:value="570.77039698548" calcext:value-type="float">
            <text:p>570,8</text:p>
          </table:table-cell>
          <table:table-cell table:style-name="ce32" office:value-type="float" office:value="0.239117930241224" calcext:value-type="float">
            <text:p>0,2</text:p>
          </table:table-cell>
          <table:table-cell/>
          <table:table-cell table:formula="of:=[.O34]+0.02" office:value-type="float" office:value="0.54" calcext:value-type="float">
            <text:p>0,54</text:p>
          </table:table-cell>
          <table:table-cell office:value-type="float" office:value="0.001" calcext:value-type="float">
            <text:p>0,001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36];[.D36];[.E36])" office:value-type="string" office:string-value="numberOfPaths &#10;[9862]" calcext:value-type="string">
            <text:p>numberOfPaths </text:p>
            <text:p>[9862]</text:p>
          </table:table-cell>
          <table:table-cell table:style-name="ce24" office:value-type="string" calcext:value-type="string">
            <text:p>numberOfPaths</text:p>
          </table:table-cell>
          <table:table-cell table:style-name="ce24" office:value-type="string" calcext:value-type="string">
            <text:p>int</text:p>
          </table:table-cell>
          <table:table-cell table:style-name="ce27" office:value-type="float" office:value="1000" calcext:value-type="float">
            <text:p>1000</text:p>
          </table:table-cell>
          <table:table-cell table:number-columns-repeated="6"/>
          <table:table-cell table:style-name="ce32" office:value-type="float" office:value="40.3895401167846" calcext:value-type="float">
            <text:p>40,4</text:p>
          </table:table-cell>
          <table:table-cell table:style-name="ce32" office:value-type="float" office:value="0.271801326455879" calcext:value-type="float">
            <text:p>0,3</text:p>
          </table:table-cell>
          <table:table-cell/>
          <table:table-cell table:formula="of:=[.O35]+0.02"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4" table:formula="of:=INFO.OBBA.OBBA.OBMAKE([.C37];[.D37];[.E37])" office:value-type="string" office:string-value="seed &#10;[9863]" calcext:value-type="string">
            <text:p>seed </text:p>
            <text:p>[9863]</text:p>
          </table:table-cell>
          <table:table-cell table:style-name="ce24" office:value-type="string" calcext:value-type="string">
            <text:p>seed</text:p>
          </table:table-cell>
          <table:table-cell table:style-name="ce24" office:value-type="string" calcext:value-type="string">
            <text:p>int</text:p>
          </table:table-cell>
          <table:table-cell table:style-name="ce27" office:value-type="float" office:value="3131" calcext:value-type="float">
            <text:p>3131</text:p>
          </table:table-cell>
          <table:table-cell table:number-columns-repeated="6"/>
          <table:table-cell table:style-name="ce32" office:value-type="float" office:value="192.44753503855" calcext:value-type="float">
            <text:p>192,4</text:p>
          </table:table-cell>
          <table:table-cell table:style-name="ce32" office:value-type="float" office:value="0.295914797003519" calcext:value-type="float">
            <text:p>0,3</text:p>
          </table:table-cell>
          <table:table-cell/>
          <table:table-cell table:formula="of:=[.O36]+0.02"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11"/>
          <table:table-cell table:style-name="ce32" office:value-type="float" office:value="144.680774279685" calcext:value-type="float">
            <text:p>144,7</text:p>
          </table:table-cell>
          <table:table-cell table:style-name="ce32" office:value-type="float" office:value="0.221284881282948" calcext:value-type="float">
            <text:p>0,2</text:p>
          </table:table-cell>
          <table:table-cell/>
          <table:table-cell table:formula="of:=[.O37]+0.02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 calcext:value-type="string">
            <text:p>Object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48.1598761766478" calcext:value-type="float">
            <text:p>48,2</text:p>
          </table:table-cell>
          <table:table-cell table:style-name="ce32" office:value-type="float" office:value="0.296506388467898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style-name="ce24" table:formula="of:=INFO.OBBA.OBBA.OBMAKE([.C40];obLibs&amp;[.C32];[.B34:.B37])" office:value-type="string" office:string-value="brownianMotion &#10;[9877]" calcext:value-type="string">
            <text:p>brownianMotion </text:p>
            <text:p>[9877]</text:p>
          </table:table-cell>
          <table:table-cell table:style-name="ce24" office:value-type="string" calcext:value-type="string">
            <text:p>brownianMotion</text:p>
          </table:table-cell>
          <table:table-cell table:style-name="ce24" table:number-columns-repeated="2"/>
          <table:table-cell table:number-columns-repeated="6"/>
          <table:table-cell table:style-name="ce32" office:value-type="float" office:value="61.4629456572926" calcext:value-type="float">
            <text:p>61,5</text:p>
          </table:table-cell>
          <table:table-cell table:style-name="ce32" office:value-type="float" office:value="0.333655804457095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style-name="ce24" table:number-columns-repeated="4"/>
          <table:table-cell table:number-columns-repeated="6"/>
          <table:table-cell table:style-name="ce32" office:value-type="float" office:value="124.256801948024" calcext:value-type="float">
            <text:p>124,3</text:p>
          </table:table-cell>
          <table:table-cell table:style-name="ce32" office:value-type="float" office:value="0.304586987188102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style-name="ce22" office:value-type="string" calcext:value-type="string">
            <text:p>Euler Scheme</text:p>
          </table:table-cell>
          <table:table-cell table:style-name="ce22" table:number-columns-repeated="3"/>
          <table:table-cell table:number-columns-repeated="6"/>
          <table:table-cell table:style-name="ce32" office:value-type="float" office:value="283.336022872919" calcext:value-type="float">
            <text:p>283,3</text:p>
          </table:table-cell>
          <table:table-cell table:style-name="ce32" office:value-type="float" office:value="0.288117235007374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process.EulerSchemeFromProcessModel</text:p>
          </table:table-cell>
          <table:table-cell table:number-columns-repeated="8"/>
          <table:table-cell table:style-name="ce32" office:value-type="float" office:value="69.4466002983555" calcext:value-type="float">
            <text:p>69,4</text:p>
          </table:table-cell>
          <table:table-cell table:style-name="ce32" office:value-type="float" office:value="0.200465673088005" calcext:value-type="float">
            <text:p>0,2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string" calcext:value-type="string">
            <text:p>Parameters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56.6315756425284" calcext:value-type="float">
            <text:p>56,6</text:p>
          </table:table-cell>
          <table:table-cell table:style-name="ce32" office:value-type="float" office:value="0.259432128448423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formula="of:=[.B40]" office:value-type="string" office:string-value="brownianMotion &#10;[9877]" calcext:value-type="string">
            <text:p>brownianMotion </text:p>
            <text:p>[9877]</text:p>
          </table:table-cell>
          <table:table-cell table:style-name="ce24"/>
          <table:table-cell table:style-name="ce24" office:value-type="string" calcext:value-type="string">
            <text:p>object</text:p>
          </table:table-cell>
          <table:table-cell table:style-name="ce24"/>
          <table:table-cell table:number-columns-repeated="6"/>
          <table:table-cell table:style-name="ce32" office:value-type="float" office:value="78.358541730174" calcext:value-type="float">
            <text:p>78,4</text:p>
          </table:table-cell>
          <table:table-cell table:style-name="ce32" office:value-type="float" office:value="0.28860016618017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92.351376833459" calcext:value-type="float">
            <text:p>192,4</text:p>
          </table:table-cell>
          <table:table-cell table:style-name="ce32" office:value-type="float" office:value="0.338183194849773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string" calcext:value-type="string">
            <text:p>Object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670.592411572269" calcext:value-type="float">
            <text:p>670,6</text:p>
          </table:table-cell>
          <table:table-cell table:style-name="ce32" office:value-type="float" office:value="0.276008254230199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style-name="ce24" table:formula="of:=INFO.OBBA.OBBA.OBMAKE([.C48];obLibs&amp;[.C43];INFO.OBBA.OBBA.OBSYNC([.B45];[.B29]))" office:value-type="string" office:string-value="eulerScheme &#10;[9919]" calcext:value-type="string">
            <text:p>eulerScheme </text:p>
            <text:p>[9919]</text:p>
          </table:table-cell>
          <table:table-cell table:style-name="ce24" office:value-type="string" calcext:value-type="string">
            <text:p>eulerScheme</text:p>
          </table:table-cell>
          <table:table-cell table:style-name="ce24" table:number-columns-repeated="2"/>
          <table:table-cell table:number-columns-repeated="6"/>
          <table:table-cell table:style-name="ce32" office:value-type="float" office:value="74.2502761179969" calcext:value-type="float">
            <text:p>74,3</text:p>
          </table:table-cell>
          <table:table-cell table:style-name="ce32" office:value-type="float" office:value="0.206060264682548" calcext:value-type="float">
            <text:p>0,2</text:p>
          </table:table-cell>
          <table:table-cell table:number-columns-repeated="1011"/>
        </table:table-row>
        <table:table-row table:style-name="ro4">
          <table:table-cell/>
          <table:table-cell table:style-name="ce24" table:number-columns-repeated="4"/>
          <table:table-cell table:number-columns-repeated="6"/>
          <table:table-cell table:style-name="ce32" office:value-type="float" office:value="201.905309778422" calcext:value-type="float">
            <text:p>201,9</text:p>
          </table:table-cell>
          <table:table-cell table:style-name="ce32" office:value-type="float" office:value="0.268362233124499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style-name="ce22" office:value-type="string" calcext:value-type="string">
            <text:p>Monte Carlo Simulation of Heston Model with Euler Scheme</text:p>
          </table:table-cell>
          <table:table-cell table:style-name="ce22" table:number-columns-repeated="3"/>
          <table:table-cell table:number-columns-repeated="6"/>
          <table:table-cell table:style-name="ce32" office:value-type="float" office:value="124.872903408502" calcext:value-type="float">
            <text:p>124,9</text:p>
          </table:table-cell>
          <table:table-cell table:style-name="ce32" office:value-type="float" office:value="0.229953589583763" calcext:value-type="float">
            <text:p>0,2</text:p>
          </table:table-cell>
          <table:table-cell table:number-columns-repeated="1011"/>
        </table:table-row>
        <table:table-row table:style-name="ro4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AssetModel</text:p>
          </table:table-cell>
          <table:table-cell table:number-columns-repeated="8"/>
          <table:table-cell table:style-name="ce32" office:value-type="float" office:value="65.1075491650571" calcext:value-type="float">
            <text:p>65,1</text:p>
          </table:table-cell>
          <table:table-cell table:style-name="ce32" office:value-type="float" office:value="0.324382056943405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string" calcext:value-type="string">
            <text:p>Parameters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119.571944639524" calcext:value-type="float">
            <text:p>119,6</text:p>
          </table:table-cell>
          <table:table-cell table:style-name="ce32" office:value-type="float" office:value="0.22477279566121" calcext:value-type="float">
            <text:p>0,2</text:p>
          </table:table-cell>
          <table:table-cell table:number-columns-repeated="1011"/>
        </table:table-row>
        <table:table-row table:style-name="ro4">
          <table:table-cell/>
          <table:table-cell table:formula="of:=[.B29]" office:value-type="string" office:string-value="model &#10;[9918]" calcext:value-type="string">
            <text:p>model </text:p>
            <text:p>[9918]</text:p>
          </table:table-cell>
          <table:table-cell table:style-name="ce24"/>
          <table:table-cell table:style-name="ce24" office:value-type="string" calcext:value-type="string">
            <text:p>object</text:p>
          </table:table-cell>
          <table:table-cell table:style-name="ce24"/>
          <table:table-cell table:number-columns-repeated="6"/>
          <table:table-cell table:style-name="ce32" office:value-type="float" office:value="181.331626771229" calcext:value-type="float">
            <text:p>181,3</text:p>
          </table:table-cell>
          <table:table-cell table:style-name="ce32" office:value-type="float" office:value="0.316656320019876" calcext:value-type="float">
            <text:p>0,3</text:p>
          </table:table-cell>
          <table:table-cell table:number-columns-repeated="1011"/>
        </table:table-row>
        <table:table-row table:style-name="ro4">
          <table:table-cell/>
          <table:table-cell table:formula="of:=[.B48]" office:value-type="string" office:string-value="eulerScheme &#10;[9919]" calcext:value-type="string">
            <text:p>eulerScheme </text:p>
            <text:p>[9919]</text:p>
          </table:table-cell>
          <table:table-cell table:style-name="ce24"/>
          <table:table-cell table:style-name="ce24" office:value-type="string" calcext:value-type="string">
            <text:p>object</text:p>
          </table:table-cell>
          <table:table-cell table:style-name="ce24"/>
          <table:table-cell table:number-columns-repeated="6"/>
          <table:table-cell table:style-name="ce32" office:value-type="float" office:value="121.136827077941" calcext:value-type="float">
            <text:p>121,1</text:p>
          </table:table-cell>
          <table:table-cell table:style-name="ce32" office:value-type="float" office:value="0.30782600919431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2.7478854634841" calcext:value-type="float">
            <text:p>92,7</text:p>
          </table:table-cell>
          <table:table-cell table:style-name="ce32" office:value-type="float" office:value="0.240971924975998" calcext:value-type="float">
            <text:p>0,2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string" calcext:value-type="string">
            <text:p>Object:</text:p>
          </table:table-cell>
          <table:table-cell table:style-name="ce23" table:number-columns-repeated="3"/>
          <table:table-cell table:number-columns-repeated="6"/>
          <table:table-cell table:style-name="ce32" office:value-type="float" office:value="86.3413109445076" calcext:value-type="float">
            <text:p>86,3</text:p>
          </table:table-cell>
          <table:table-cell table:style-name="ce32" office:value-type="float" office:value="0.207429133198666" calcext:value-type="float">
            <text:p>0,2</text:p>
          </table:table-cell>
          <table:table-cell table:number-columns-repeated="1011"/>
        </table:table-row>
        <table:table-row table:style-name="ro4">
          <table:table-cell/>
          <table:table-cell table:style-name="ce24" table:formula="of:=INFO.OBBA.OBBA.OBMAKE([.C57];obLibs&amp;[.C51];[.B53:.B54])" office:value-type="string" office:string-value="simulation &#10;[9921]" calcext:value-type="string">
            <text:p>simulation </text:p>
            <text:p>[9921]</text:p>
          </table:table-cell>
          <table:table-cell table:style-name="ce24" office:value-type="string" calcext:value-type="string">
            <text:p>simulation</text:p>
          </table:table-cell>
          <table:table-cell table:style-name="ce24" table:number-columns-repeated="2"/>
          <table:table-cell table:number-columns-repeated="6"/>
          <table:table-cell table:style-name="ce32" office:value-type="float" office:value="227.867819021551" calcext:value-type="float">
            <text:p>227,9</text:p>
          </table:table-cell>
          <table:table-cell table:style-name="ce32" office:value-type="float" office:value="0.31249558907614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4.632874129623" calcext:value-type="float">
            <text:p>184,6</text:p>
          </table:table-cell>
          <table:table-cell table:style-name="ce32" office:value-type="float" office:value="0.187284217638237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7.9471125564639" calcext:value-type="float">
            <text:p>97,9</text:p>
          </table:table-cell>
          <table:table-cell table:style-name="ce32" office:value-type="float" office:value="0.30515703641809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3.152494095283" calcext:value-type="float">
            <text:p>183,2</text:p>
          </table:table-cell>
          <table:table-cell table:style-name="ce32" office:value-type="float" office:value="0.25927118390651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25.490121192669" calcext:value-type="float">
            <text:p>425,5</text:p>
          </table:table-cell>
          <table:table-cell table:style-name="ce32" office:value-type="float" office:value="0.385762549358796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8.2992836128237" calcext:value-type="float">
            <text:p>28,3</text:p>
          </table:table-cell>
          <table:table-cell table:style-name="ce32" office:value-type="float" office:value="0.25638746953037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96.65643425889" calcext:value-type="float">
            <text:p>496,7</text:p>
          </table:table-cell>
          <table:table-cell table:style-name="ce32" office:value-type="float" office:value="0.32828814202183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9.584809415029" calcext:value-type="float">
            <text:p>139,6</text:p>
          </table:table-cell>
          <table:table-cell table:style-name="ce32" office:value-type="float" office:value="0.22630150181611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1.26756298881" calcext:value-type="float">
            <text:p>101,3</text:p>
          </table:table-cell>
          <table:table-cell table:style-name="ce32" office:value-type="float" office:value="0.32977153104047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69.006937465167" calcext:value-type="float">
            <text:p>169,0</text:p>
          </table:table-cell>
          <table:table-cell table:style-name="ce32" office:value-type="float" office:value="0.366119662119782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7.353510813806" calcext:value-type="float">
            <text:p>67,4</text:p>
          </table:table-cell>
          <table:table-cell table:style-name="ce32" office:value-type="float" office:value="0.29574759629790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0.6314519477517" calcext:value-type="float">
            <text:p>70,6</text:p>
          </table:table-cell>
          <table:table-cell table:style-name="ce32" office:value-type="float" office:value="0.27229448160998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4.9101534069458" calcext:value-type="float">
            <text:p>44,9</text:p>
          </table:table-cell>
          <table:table-cell table:style-name="ce32" office:value-type="float" office:value="0.2836931863290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6.705184994802" calcext:value-type="float">
            <text:p>186,7</text:p>
          </table:table-cell>
          <table:table-cell table:style-name="ce32" office:value-type="float" office:value="0.373979037421626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6.3133430951997" calcext:value-type="float">
            <text:p>56,3</text:p>
          </table:table-cell>
          <table:table-cell table:style-name="ce32" office:value-type="float" office:value="0.28751558349075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57.287848686878" calcext:value-type="float">
            <text:p>157,3</text:p>
          </table:table-cell>
          <table:table-cell table:style-name="ce32" office:value-type="float" office:value="0.27355064333813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55.906387004083" calcext:value-type="float">
            <text:p>255,9</text:p>
          </table:table-cell>
          <table:table-cell table:style-name="ce32" office:value-type="float" office:value="0.29321655555961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2.727189217032" calcext:value-type="float">
            <text:p>112,7</text:p>
          </table:table-cell>
          <table:table-cell table:style-name="ce32" office:value-type="float" office:value="0.217818113878403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7.179388079464" calcext:value-type="float">
            <text:p>127,2</text:p>
          </table:table-cell>
          <table:table-cell table:style-name="ce32" office:value-type="float" office:value="0.231568030981974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6.746002101976" calcext:value-type="float">
            <text:p>126,7</text:p>
          </table:table-cell>
          <table:table-cell table:style-name="ce32" office:value-type="float" office:value="0.32496997617873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6.7152241551145" calcext:value-type="float">
            <text:p>66,7</text:p>
          </table:table-cell>
          <table:table-cell table:style-name="ce32" office:value-type="float" office:value="0.2709636940151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01.059076820783" calcext:value-type="float">
            <text:p>301,1</text:p>
          </table:table-cell>
          <table:table-cell table:style-name="ce32" office:value-type="float" office:value="0.31008632364312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8.4299271826197" calcext:value-type="float">
            <text:p>68,4</text:p>
          </table:table-cell>
          <table:table-cell table:style-name="ce32" office:value-type="float" office:value="0.371747575842445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0.1421261004264" calcext:value-type="float">
            <text:p>40,1</text:p>
          </table:table-cell>
          <table:table-cell table:style-name="ce32" office:value-type="float" office:value="0.409243177770594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0.2381351099376" calcext:value-type="float">
            <text:p>50,2</text:p>
          </table:table-cell>
          <table:table-cell table:style-name="ce32" office:value-type="float" office:value="0.221911067487514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8.302702590551" calcext:value-type="float">
            <text:p>108,3</text:p>
          </table:table-cell>
          <table:table-cell table:style-name="ce32" office:value-type="float" office:value="0.434230191375723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5.028070303442" calcext:value-type="float">
            <text:p>135,0</text:p>
          </table:table-cell>
          <table:table-cell table:style-name="ce32" office:value-type="float" office:value="0.30301026269962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1.809053699742" calcext:value-type="float">
            <text:p>121,8</text:p>
          </table:table-cell>
          <table:table-cell table:style-name="ce32" office:value-type="float" office:value="0.191773664048757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8.7724391565689" calcext:value-type="float">
            <text:p>58,8</text:p>
          </table:table-cell>
          <table:table-cell table:style-name="ce32" office:value-type="float" office:value="0.32965803764182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92.461979742212" calcext:value-type="float">
            <text:p>192,5</text:p>
          </table:table-cell>
          <table:table-cell table:style-name="ce32" office:value-type="float" office:value="0.389427186675932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1.5163096964066" calcext:value-type="float">
            <text:p>51,5</text:p>
          </table:table-cell>
          <table:table-cell table:style-name="ce32" office:value-type="float" office:value="0.249978671543956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2.835728088334" calcext:value-type="float">
            <text:p>62,8</text:p>
          </table:table-cell>
          <table:table-cell table:style-name="ce32" office:value-type="float" office:value="0.2612689087903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10.623764927955" calcext:value-type="float">
            <text:p>310,6</text:p>
          </table:table-cell>
          <table:table-cell table:style-name="ce32" office:value-type="float" office:value="0.31842637971830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51.124882693361" calcext:value-type="float">
            <text:p>151,1</text:p>
          </table:table-cell>
          <table:table-cell table:style-name="ce32" office:value-type="float" office:value="0.25369209950964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4.098834303325" calcext:value-type="float">
            <text:p>134,1</text:p>
          </table:table-cell>
          <table:table-cell table:style-name="ce32" office:value-type="float" office:value="0.387428721068901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10.880917423387" calcext:value-type="float">
            <text:p>210,9</text:p>
          </table:table-cell>
          <table:table-cell table:style-name="ce32" office:value-type="float" office:value="0.29391368010367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9.1711472131803" calcext:value-type="float">
            <text:p>79,2</text:p>
          </table:table-cell>
          <table:table-cell table:style-name="ce32" office:value-type="float" office:value="0.31961853741148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71.551132745273" calcext:value-type="float">
            <text:p>171,6</text:p>
          </table:table-cell>
          <table:table-cell table:style-name="ce32" office:value-type="float" office:value="0.2681893963733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1.873580851819" calcext:value-type="float">
            <text:p>81,9</text:p>
          </table:table-cell>
          <table:table-cell table:style-name="ce32" office:value-type="float" office:value="0.31334176324082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22.155445583873" calcext:value-type="float">
            <text:p>222,2</text:p>
          </table:table-cell>
          <table:table-cell table:style-name="ce32" office:value-type="float" office:value="0.26687094033596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8.275986534824" calcext:value-type="float">
            <text:p>38,3</text:p>
          </table:table-cell>
          <table:table-cell table:style-name="ce32" office:value-type="float" office:value="0.30793639905199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9.4755008108825" calcext:value-type="float">
            <text:p>79,5</text:p>
          </table:table-cell>
          <table:table-cell table:style-name="ce32" office:value-type="float" office:value="0.32540094422090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94.431615664694" calcext:value-type="float">
            <text:p>194,4</text:p>
          </table:table-cell>
          <table:table-cell table:style-name="ce32" office:value-type="float" office:value="0.360049728573193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1.0208168047245" calcext:value-type="float">
            <text:p>71,0</text:p>
          </table:table-cell>
          <table:table-cell table:style-name="ce32" office:value-type="float" office:value="0.378971021509724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2.8805195403827" calcext:value-type="float">
            <text:p>62,9</text:p>
          </table:table-cell>
          <table:table-cell table:style-name="ce32" office:value-type="float" office:value="0.28365988977068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4.4379498809127" calcext:value-type="float">
            <text:p>34,4</text:p>
          </table:table-cell>
          <table:table-cell table:style-name="ce32" office:value-type="float" office:value="0.28102956162795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66.967097779447" calcext:value-type="float">
            <text:p>167,0</text:p>
          </table:table-cell>
          <table:table-cell table:style-name="ce32" office:value-type="float" office:value="0.25636781289007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0.121495008846" calcext:value-type="float">
            <text:p>100,1</text:p>
          </table:table-cell>
          <table:table-cell table:style-name="ce32" office:value-type="float" office:value="0.33026887002423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50.872393724505" calcext:value-type="float">
            <text:p>150,9</text:p>
          </table:table-cell>
          <table:table-cell table:style-name="ce32" office:value-type="float" office:value="0.462773176997434" calcext:value-type="float">
            <text:p>0,5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4.4594227240369" calcext:value-type="float">
            <text:p>34,5</text:p>
          </table:table-cell>
          <table:table-cell table:style-name="ce32" office:value-type="float" office:value="0.395090465154621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18.371110625267" calcext:value-type="float">
            <text:p>218,4</text:p>
          </table:table-cell>
          <table:table-cell table:style-name="ce32" office:value-type="float" office:value="0.29169381225831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0.250650430076" calcext:value-type="float">
            <text:p>70,3</text:p>
          </table:table-cell>
          <table:table-cell table:style-name="ce32" office:value-type="float" office:value="0.201472797644661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71.033834370732" calcext:value-type="float">
            <text:p>171,0</text:p>
          </table:table-cell>
          <table:table-cell table:style-name="ce32" office:value-type="float" office:value="0.224544248999786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3.1328787982029" calcext:value-type="float">
            <text:p>63,1</text:p>
          </table:table-cell>
          <table:table-cell table:style-name="ce32" office:value-type="float" office:value="0.32426953333407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5.3218458914298" calcext:value-type="float">
            <text:p>55,3</text:p>
          </table:table-cell>
          <table:table-cell table:style-name="ce32" office:value-type="float" office:value="0.365565117995908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9.558836482597" calcext:value-type="float">
            <text:p>129,6</text:p>
          </table:table-cell>
          <table:table-cell table:style-name="ce32" office:value-type="float" office:value="0.34101626156727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93.206603991341" calcext:value-type="float">
            <text:p>193,2</text:p>
          </table:table-cell>
          <table:table-cell table:style-name="ce32" office:value-type="float" office:value="0.32807915390955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6.724005075229" calcext:value-type="float">
            <text:p>66,7</text:p>
          </table:table-cell>
          <table:table-cell table:style-name="ce32" office:value-type="float" office:value="0.173826884249452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2.562228108784" calcext:value-type="float">
            <text:p>182,6</text:p>
          </table:table-cell>
          <table:table-cell table:style-name="ce32" office:value-type="float" office:value="0.26205212919650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0.4982480139524" calcext:value-type="float">
            <text:p>40,5</text:p>
          </table:table-cell>
          <table:table-cell table:style-name="ce32" office:value-type="float" office:value="0.27548696369490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5.0005931700098" calcext:value-type="float">
            <text:p>65,0</text:p>
          </table:table-cell>
          <table:table-cell table:style-name="ce32" office:value-type="float" office:value="0.2630733581535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4.0306980444707" calcext:value-type="float">
            <text:p>64,0</text:p>
          </table:table-cell>
          <table:table-cell table:style-name="ce32" office:value-type="float" office:value="0.26894155566730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4.9980273298363" calcext:value-type="float">
            <text:p>75,0</text:p>
          </table:table-cell>
          <table:table-cell table:style-name="ce32" office:value-type="float" office:value="0.22624293021246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0.265443727379" calcext:value-type="float">
            <text:p>130,3</text:p>
          </table:table-cell>
          <table:table-cell table:style-name="ce32" office:value-type="float" office:value="0.27149510232100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1.5262197375872" calcext:value-type="float">
            <text:p>81,5</text:p>
          </table:table-cell>
          <table:table-cell table:style-name="ce32" office:value-type="float" office:value="0.25044682518282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9.9452566673972" calcext:value-type="float">
            <text:p>79,9</text:p>
          </table:table-cell>
          <table:table-cell table:style-name="ce32" office:value-type="float" office:value="0.31854029158129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4.1357208470473" calcext:value-type="float">
            <text:p>74,1</text:p>
          </table:table-cell>
          <table:table-cell table:style-name="ce32" office:value-type="float" office:value="0.26065393397383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3.4542392824411" calcext:value-type="float">
            <text:p>63,5</text:p>
          </table:table-cell>
          <table:table-cell table:style-name="ce32" office:value-type="float" office:value="0.21091161703664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46.581665628338" calcext:value-type="float">
            <text:p>146,6</text:p>
          </table:table-cell>
          <table:table-cell table:style-name="ce32" office:value-type="float" office:value="0.227274414871173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3.285703722733" calcext:value-type="float">
            <text:p>123,3</text:p>
          </table:table-cell>
          <table:table-cell table:style-name="ce32" office:value-type="float" office:value="0.229705716309075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68.395078609555" calcext:value-type="float">
            <text:p>268,4</text:p>
          </table:table-cell>
          <table:table-cell table:style-name="ce32" office:value-type="float" office:value="0.27737798970428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41.933687300976" calcext:value-type="float">
            <text:p>241,9</text:p>
          </table:table-cell>
          <table:table-cell table:style-name="ce32" office:value-type="float" office:value="0.2688340394919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61.337357392479" calcext:value-type="float">
            <text:p>161,3</text:p>
          </table:table-cell>
          <table:table-cell table:style-name="ce32" office:value-type="float" office:value="0.2885024603449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10.486289138442" calcext:value-type="float">
            <text:p>210,5</text:p>
          </table:table-cell>
          <table:table-cell table:style-name="ce32" office:value-type="float" office:value="0.241213016339834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3.561972577865" calcext:value-type="float">
            <text:p>133,6</text:p>
          </table:table-cell>
          <table:table-cell table:style-name="ce32" office:value-type="float" office:value="0.203801294715899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5.521295991076" calcext:value-type="float">
            <text:p>85,5</text:p>
          </table:table-cell>
          <table:table-cell table:style-name="ce32" office:value-type="float" office:value="0.27957219253940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2.7419953967235" calcext:value-type="float">
            <text:p>72,7</text:p>
          </table:table-cell>
          <table:table-cell table:style-name="ce32" office:value-type="float" office:value="0.215982844991465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9.306850866093" calcext:value-type="float">
            <text:p>189,3</text:p>
          </table:table-cell>
          <table:table-cell table:style-name="ce32" office:value-type="float" office:value="0.423407287823788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3.085990094043" calcext:value-type="float">
            <text:p>113,1</text:p>
          </table:table-cell>
          <table:table-cell table:style-name="ce32" office:value-type="float" office:value="0.26909494951479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67.660987175124" calcext:value-type="float">
            <text:p>467,7</text:p>
          </table:table-cell>
          <table:table-cell table:style-name="ce32" office:value-type="float" office:value="0.33668458610900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1.104268319825" calcext:value-type="float">
            <text:p>121,1</text:p>
          </table:table-cell>
          <table:table-cell table:style-name="ce32" office:value-type="float" office:value="0.29775252084154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03.725685431058" calcext:value-type="float">
            <text:p>203,7</text:p>
          </table:table-cell>
          <table:table-cell table:style-name="ce32" office:value-type="float" office:value="0.226785022669537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8.255884755696" calcext:value-type="float">
            <text:p>128,3</text:p>
          </table:table-cell>
          <table:table-cell table:style-name="ce32" office:value-type="float" office:value="0.3129038661158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9.1065383171953" calcext:value-type="float">
            <text:p>89,1</text:p>
          </table:table-cell>
          <table:table-cell table:style-name="ce32" office:value-type="float" office:value="0.27433448070421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5.31304603685" calcext:value-type="float">
            <text:p>125,3</text:p>
          </table:table-cell>
          <table:table-cell table:style-name="ce32" office:value-type="float" office:value="0.245440241638758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3.815322483431" calcext:value-type="float">
            <text:p>123,8</text:p>
          </table:table-cell>
          <table:table-cell table:style-name="ce32" office:value-type="float" office:value="0.186139019065379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5.0087011574672" calcext:value-type="float">
            <text:p>45,0</text:p>
          </table:table-cell>
          <table:table-cell table:style-name="ce32" office:value-type="float" office:value="0.33798044561042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1.556565020597" calcext:value-type="float">
            <text:p>121,6</text:p>
          </table:table-cell>
          <table:table-cell table:style-name="ce32" office:value-type="float" office:value="0.242762982252892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9.295161767308" calcext:value-type="float">
            <text:p>139,3</text:p>
          </table:table-cell>
          <table:table-cell table:style-name="ce32" office:value-type="float" office:value="0.402241653029285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9.625706235142" calcext:value-type="float">
            <text:p>109,6</text:p>
          </table:table-cell>
          <table:table-cell table:style-name="ce32" office:value-type="float" office:value="0.34789796216101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74.518787656138" calcext:value-type="float">
            <text:p>174,5</text:p>
          </table:table-cell>
          <table:table-cell table:style-name="ce32" office:value-type="float" office:value="0.239466244389972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6.278432059779" calcext:value-type="float">
            <text:p>106,3</text:p>
          </table:table-cell>
          <table:table-cell table:style-name="ce32" office:value-type="float" office:value="0.27558046151484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6.340924549659" calcext:value-type="float">
            <text:p>116,3</text:p>
          </table:table-cell>
          <table:table-cell table:style-name="ce32" office:value-type="float" office:value="0.31612832488384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87.384225576077" calcext:value-type="float">
            <text:p>287,4</text:p>
          </table:table-cell>
          <table:table-cell table:style-name="ce32" office:value-type="float" office:value="0.207895549819063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8.8468247917031" calcext:value-type="float">
            <text:p>98,8</text:p>
          </table:table-cell>
          <table:table-cell table:style-name="ce32" office:value-type="float" office:value="0.29793788421012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1.238838520224" calcext:value-type="float">
            <text:p>111,2</text:p>
          </table:table-cell>
          <table:table-cell table:style-name="ce32" office:value-type="float" office:value="0.351162049615078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2.2657274917851" calcext:value-type="float">
            <text:p>42,3</text:p>
          </table:table-cell>
          <table:table-cell table:style-name="ce32" office:value-type="float" office:value="0.29427067716740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9.715649318661" calcext:value-type="float">
            <text:p>189,7</text:p>
          </table:table-cell>
          <table:table-cell table:style-name="ce32" office:value-type="float" office:value="0.33851628679301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7.301313904109" calcext:value-type="float">
            <text:p>127,3</text:p>
          </table:table-cell>
          <table:table-cell table:style-name="ce32" office:value-type="float" office:value="0.28782628474003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8.666063077761" calcext:value-type="float">
            <text:p>138,7</text:p>
          </table:table-cell>
          <table:table-cell table:style-name="ce32" office:value-type="float" office:value="0.217894686786169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55.649103257946" calcext:value-type="float">
            <text:p>155,6</text:p>
          </table:table-cell>
          <table:table-cell table:style-name="ce32" office:value-type="float" office:value="0.225471268405151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9.5593317267695" calcext:value-type="float">
            <text:p>79,6</text:p>
          </table:table-cell>
          <table:table-cell table:style-name="ce32" office:value-type="float" office:value="0.29154327805875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11.56546676642" calcext:value-type="float">
            <text:p>411,6</text:p>
          </table:table-cell>
          <table:table-cell table:style-name="ce32" office:value-type="float" office:value="0.30478959996478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9.9269492494058" calcext:value-type="float">
            <text:p>59,9</text:p>
          </table:table-cell>
          <table:table-cell table:style-name="ce32" office:value-type="float" office:value="0.29410662558746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4.9374741555153" calcext:value-type="float">
            <text:p>34,9</text:p>
          </table:table-cell>
          <table:table-cell table:style-name="ce32" office:value-type="float" office:value="0.43639939330234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45.274437619105" calcext:value-type="float">
            <text:p>345,3</text:p>
          </table:table-cell>
          <table:table-cell table:style-name="ce32" office:value-type="float" office:value="0.31450530575384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49.064124194791" calcext:value-type="float">
            <text:p>449,1</text:p>
          </table:table-cell>
          <table:table-cell table:style-name="ce32" office:value-type="float" office:value="0.33394779587499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42.124153703247" calcext:value-type="float">
            <text:p>142,1</text:p>
          </table:table-cell>
          <table:table-cell table:style-name="ce32" office:value-type="float" office:value="0.364695795518901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2.6449223032872" calcext:value-type="float">
            <text:p>62,6</text:p>
          </table:table-cell>
          <table:table-cell table:style-name="ce32" office:value-type="float" office:value="0.361410439686354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25.619359847536" calcext:value-type="float">
            <text:p>225,6</text:p>
          </table:table-cell>
          <table:table-cell table:style-name="ce32" office:value-type="float" office:value="0.218702117864498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5.901563703688" calcext:value-type="float">
            <text:p>115,9</text:p>
          </table:table-cell>
          <table:table-cell table:style-name="ce32" office:value-type="float" office:value="0.178334063067799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1.638550160295" calcext:value-type="float">
            <text:p>131,6</text:p>
          </table:table-cell>
          <table:table-cell table:style-name="ce32" office:value-type="float" office:value="0.2652200121435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9.8299820037321" calcext:value-type="float">
            <text:p>69,8</text:p>
          </table:table-cell>
          <table:table-cell table:style-name="ce32" office:value-type="float" office:value="0.33508497823862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1.388436729993" calcext:value-type="float">
            <text:p>121,4</text:p>
          </table:table-cell>
          <table:table-cell table:style-name="ce32" office:value-type="float" office:value="0.28353014775812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3.093576058198" calcext:value-type="float">
            <text:p>103,1</text:p>
          </table:table-cell>
          <table:table-cell table:style-name="ce32" office:value-type="float" office:value="0.215361187673344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1.747907101423" calcext:value-type="float">
            <text:p>111,7</text:p>
          </table:table-cell>
          <table:table-cell table:style-name="ce32" office:value-type="float" office:value="0.25955757545590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8.785244084485" calcext:value-type="float">
            <text:p>188,8</text:p>
          </table:table-cell>
          <table:table-cell table:style-name="ce32" office:value-type="float" office:value="0.26687323602118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77.524303056365" calcext:value-type="float">
            <text:p>277,5</text:p>
          </table:table-cell>
          <table:table-cell table:style-name="ce32" office:value-type="float" office:value="0.26762921930655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2.265826377591" calcext:value-type="float">
            <text:p>122,3</text:p>
          </table:table-cell>
          <table:table-cell table:style-name="ce32" office:value-type="float" office:value="0.445931506124044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2.6490427623548" calcext:value-type="float">
            <text:p>92,6</text:p>
          </table:table-cell>
          <table:table-cell table:style-name="ce32" office:value-type="float" office:value="0.33045697979813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5.802304264195" calcext:value-type="float">
            <text:p>95,8</text:p>
          </table:table-cell>
          <table:table-cell table:style-name="ce32" office:value-type="float" office:value="0.33764808178626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29.244985114646" calcext:value-type="float">
            <text:p>229,2</text:p>
          </table:table-cell>
          <table:table-cell table:style-name="ce32" office:value-type="float" office:value="0.247518638082031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5.5363043171079" calcext:value-type="float">
            <text:p>75,5</text:p>
          </table:table-cell>
          <table:table-cell table:style-name="ce32" office:value-type="float" office:value="0.25993805796152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1.0192908567529" calcext:value-type="float">
            <text:p>71,0</text:p>
          </table:table-cell>
          <table:table-cell table:style-name="ce32" office:value-type="float" office:value="0.368901631187215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1.0893306434915" calcext:value-type="float">
            <text:p>51,1</text:p>
          </table:table-cell>
          <table:table-cell table:style-name="ce32" office:value-type="float" office:value="0.30233013176263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70.226999804903" calcext:value-type="float">
            <text:p>170,2</text:p>
          </table:table-cell>
          <table:table-cell table:style-name="ce32" office:value-type="float" office:value="0.29871540794684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9.7176935153588" calcext:value-type="float">
            <text:p>99,7</text:p>
          </table:table-cell>
          <table:table-cell table:style-name="ce32" office:value-type="float" office:value="0.236173611455922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1.40379549288" calcext:value-type="float">
            <text:p>111,4</text:p>
          </table:table-cell>
          <table:table-cell table:style-name="ce32" office:value-type="float" office:value="0.34761888615940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7.968248704063" calcext:value-type="float">
            <text:p>118,0</text:p>
          </table:table-cell>
          <table:table-cell table:style-name="ce32" office:value-type="float" office:value="0.29100093533031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9.5897561731732" calcext:value-type="float">
            <text:p>99,6</text:p>
          </table:table-cell>
          <table:table-cell table:style-name="ce32" office:value-type="float" office:value="0.31259772167172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0.529002680242" calcext:value-type="float">
            <text:p>100,5</text:p>
          </table:table-cell>
          <table:table-cell table:style-name="ce32" office:value-type="float" office:value="0.28604414359975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5.840031299541" calcext:value-type="float">
            <text:p>125,8</text:p>
          </table:table-cell>
          <table:table-cell table:style-name="ce32" office:value-type="float" office:value="0.27925495958811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2.168323581625" calcext:value-type="float">
            <text:p>132,2</text:p>
          </table:table-cell>
          <table:table-cell table:style-name="ce32" office:value-type="float" office:value="0.279449052225723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2.7157640150094" calcext:value-type="float">
            <text:p>32,7</text:p>
          </table:table-cell>
          <table:table-cell table:style-name="ce32" office:value-type="float" office:value="0.33924257294201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58.089061778477" calcext:value-type="float">
            <text:p>258,1</text:p>
          </table:table-cell>
          <table:table-cell table:style-name="ce32" office:value-type="float" office:value="0.382331317487562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7.084575095917" calcext:value-type="float">
            <text:p>117,1</text:p>
          </table:table-cell>
          <table:table-cell table:style-name="ce32" office:value-type="float" office:value="0.33279938812276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44.548456032303" calcext:value-type="float">
            <text:p>244,5</text:p>
          </table:table-cell>
          <table:table-cell table:style-name="ce32" office:value-type="float" office:value="0.32297008839037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49.575109303693" calcext:value-type="float">
            <text:p>149,6</text:p>
          </table:table-cell>
          <table:table-cell table:style-name="ce32" office:value-type="float" office:value="0.234857102540442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64.355649978409" calcext:value-type="float">
            <text:p>164,4</text:p>
          </table:table-cell>
          <table:table-cell table:style-name="ce32" office:value-type="float" office:value="0.225864575472535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9.5410627677555" calcext:value-type="float">
            <text:p>79,5</text:p>
          </table:table-cell>
          <table:table-cell table:style-name="ce32" office:value-type="float" office:value="0.27472004200894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7.05932024734" calcext:value-type="float">
            <text:p>137,1</text:p>
          </table:table-cell>
          <table:table-cell table:style-name="ce32" office:value-type="float" office:value="0.2717782328219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4.959831269937" calcext:value-type="float">
            <text:p>135,0</text:p>
          </table:table-cell>
          <table:table-cell table:style-name="ce32" office:value-type="float" office:value="0.26357711183942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10.300630198366" calcext:value-type="float">
            <text:p>210,3</text:p>
          </table:table-cell>
          <table:table-cell table:style-name="ce32" office:value-type="float" office:value="0.34326271077906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6.8611984936476" calcext:value-type="float">
            <text:p>96,9</text:p>
          </table:table-cell>
          <table:table-cell table:style-name="ce32" office:value-type="float" office:value="0.26321937989469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56.449800867299" calcext:value-type="float">
            <text:p>156,4</text:p>
          </table:table-cell>
          <table:table-cell table:style-name="ce32" office:value-type="float" office:value="0.28832493291095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5.5681078217791" calcext:value-type="float">
            <text:p>55,6</text:p>
          </table:table-cell>
          <table:table-cell table:style-name="ce32" office:value-type="float" office:value="0.377218090731585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5.91951873197" calcext:value-type="float">
            <text:p>125,9</text:p>
          </table:table-cell>
          <table:table-cell table:style-name="ce32" office:value-type="float" office:value="0.188389383769162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8.2826983901599" calcext:value-type="float">
            <text:p>68,3</text:p>
          </table:table-cell>
          <table:table-cell table:style-name="ce32" office:value-type="float" office:value="0.2580118917129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8.0996193974963" calcext:value-type="float">
            <text:p>68,1</text:p>
          </table:table-cell>
          <table:table-cell table:style-name="ce32" office:value-type="float" office:value="0.421334218002353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4.6970633363523" calcext:value-type="float">
            <text:p>64,7</text:p>
          </table:table-cell>
          <table:table-cell table:style-name="ce32" office:value-type="float" office:value="0.2734404185438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9.9261902793573" calcext:value-type="float">
            <text:p>29,9</text:p>
          </table:table-cell>
          <table:table-cell table:style-name="ce32" office:value-type="float" office:value="0.33270286034124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04.553574336913" calcext:value-type="float">
            <text:p>404,6</text:p>
          </table:table-cell>
          <table:table-cell table:style-name="ce32" office:value-type="float" office:value="0.30972841920979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1.639666326271" calcext:value-type="float">
            <text:p>131,6</text:p>
          </table:table-cell>
          <table:table-cell table:style-name="ce32" office:value-type="float" office:value="0.247328525477865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7.7057155807087" calcext:value-type="float">
            <text:p>57,7</text:p>
          </table:table-cell>
          <table:table-cell table:style-name="ce32" office:value-type="float" office:value="0.30222887229924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5.4740091846757" calcext:value-type="float">
            <text:p>35,5</text:p>
          </table:table-cell>
          <table:table-cell table:style-name="ce32" office:value-type="float" office:value="0.25702508003025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92.802330941812" calcext:value-type="float">
            <text:p>192,8</text:p>
          </table:table-cell>
          <table:table-cell table:style-name="ce32" office:value-type="float" office:value="0.25278013006594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5.5000715999978" calcext:value-type="float">
            <text:p>25,5</text:p>
          </table:table-cell>
          <table:table-cell table:style-name="ce32" office:value-type="float" office:value="0.378834991624379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3.0476382812577" calcext:value-type="float">
            <text:p>63,0</text:p>
          </table:table-cell>
          <table:table-cell table:style-name="ce32" office:value-type="float" office:value="0.367404441253691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7.4739172181431" calcext:value-type="float">
            <text:p>87,5</text:p>
          </table:table-cell>
          <table:table-cell table:style-name="ce32" office:value-type="float" office:value="0.263767489534548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0.128743908539" calcext:value-type="float">
            <text:p>110,1</text:p>
          </table:table-cell>
          <table:table-cell table:style-name="ce32" office:value-type="float" office:value="0.228794653513628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49.0906105409092" calcext:value-type="float">
            <text:p>49,1</text:p>
          </table:table-cell>
          <table:table-cell table:style-name="ce32" office:value-type="float" office:value="0.214098356063387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1.2458131878272" calcext:value-type="float">
            <text:p>51,2</text:p>
          </table:table-cell>
          <table:table-cell table:style-name="ce32" office:value-type="float" office:value="0.223354847721065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1.480248499379" calcext:value-type="float">
            <text:p>91,5</text:p>
          </table:table-cell>
          <table:table-cell table:style-name="ce32" office:value-type="float" office:value="0.26721942137240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1.103830193891" calcext:value-type="float">
            <text:p>131,1</text:p>
          </table:table-cell>
          <table:table-cell table:style-name="ce32" office:value-type="float" office:value="0.2605552869727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1.849895471152" calcext:value-type="float">
            <text:p>111,8</text:p>
          </table:table-cell>
          <table:table-cell table:style-name="ce32" office:value-type="float" office:value="0.30767610215680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52.083932959832" calcext:value-type="float">
            <text:p>152,1</text:p>
          </table:table-cell>
          <table:table-cell table:style-name="ce32" office:value-type="float" office:value="0.29354223779585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22.867288091056" calcext:value-type="float">
            <text:p>122,9</text:p>
          </table:table-cell>
          <table:table-cell table:style-name="ce32" office:value-type="float" office:value="0.240428774545741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63.860221016824" calcext:value-type="float">
            <text:p>363,9</text:p>
          </table:table-cell>
          <table:table-cell table:style-name="ce32" office:value-type="float" office:value="0.33225969842045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40.779797739547" calcext:value-type="float">
            <text:p>240,8</text:p>
          </table:table-cell>
          <table:table-cell table:style-name="ce32" office:value-type="float" office:value="0.28690725977134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41.318374196388" calcext:value-type="float">
            <text:p>341,3</text:p>
          </table:table-cell>
          <table:table-cell table:style-name="ce32" office:value-type="float" office:value="0.29336433816875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95.3138285567285" calcext:value-type="float">
            <text:p>95,3</text:p>
          </table:table-cell>
          <table:table-cell table:style-name="ce32" office:value-type="float" office:value="0.237091567492571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8.8678732023772" calcext:value-type="float">
            <text:p>58,9</text:p>
          </table:table-cell>
          <table:table-cell table:style-name="ce32" office:value-type="float" office:value="0.384396323276165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59.0881682738337" calcext:value-type="float">
            <text:p>59,1</text:p>
          </table:table-cell>
          <table:table-cell table:style-name="ce32" office:value-type="float" office:value="0.246851904351066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6.16923303941" calcext:value-type="float">
            <text:p>76,2</text:p>
          </table:table-cell>
          <table:table-cell table:style-name="ce32" office:value-type="float" office:value="0.27349026431450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8.3964000026611" calcext:value-type="float">
            <text:p>88,4</text:p>
          </table:table-cell>
          <table:table-cell table:style-name="ce32" office:value-type="float" office:value="0.33556446840096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9.6242321489308" calcext:value-type="float">
            <text:p>79,6</text:p>
          </table:table-cell>
          <table:table-cell table:style-name="ce32" office:value-type="float" office:value="0.25138366442895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4.400695781736" calcext:value-type="float">
            <text:p>104,4</text:p>
          </table:table-cell>
          <table:table-cell table:style-name="ce32" office:value-type="float" office:value="0.183305936158365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4.258940073108" calcext:value-type="float">
            <text:p>74,3</text:p>
          </table:table-cell>
          <table:table-cell table:style-name="ce32" office:value-type="float" office:value="0.26501829812369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1.2504943255384" calcext:value-type="float">
            <text:p>81,3</text:p>
          </table:table-cell>
          <table:table-cell table:style-name="ce32" office:value-type="float" office:value="0.32961800553532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05.553060808553" calcext:value-type="float">
            <text:p>105,6</text:p>
          </table:table-cell>
          <table:table-cell table:style-name="ce32" office:value-type="float" office:value="0.31468653987176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5.145550413138" calcext:value-type="float">
            <text:p>75,1</text:p>
          </table:table-cell>
          <table:table-cell table:style-name="ce32" office:value-type="float" office:value="0.254747147385294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5.2767905777991" calcext:value-type="float">
            <text:p>85,3</text:p>
          </table:table-cell>
          <table:table-cell table:style-name="ce32" office:value-type="float" office:value="0.292447226017622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87.229162051086" calcext:value-type="float">
            <text:p>187,2</text:p>
          </table:table-cell>
          <table:table-cell table:style-name="ce32" office:value-type="float" office:value="0.27518630391987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6.7063007373883" calcext:value-type="float">
            <text:p>36,7</text:p>
          </table:table-cell>
          <table:table-cell table:style-name="ce32" office:value-type="float" office:value="0.370927732851497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8.4928810069188" calcext:value-type="float">
            <text:p>78,5</text:p>
          </table:table-cell>
          <table:table-cell table:style-name="ce32" office:value-type="float" office:value="0.392173081345384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1.3162599430691" calcext:value-type="float">
            <text:p>21,3</text:p>
          </table:table-cell>
          <table:table-cell table:style-name="ce32" office:value-type="float" office:value="0.364520614530151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47.871686832115" calcext:value-type="float">
            <text:p>147,9</text:p>
          </table:table-cell>
          <table:table-cell table:style-name="ce32" office:value-type="float" office:value="0.217157136425635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6.2115296305133" calcext:value-type="float">
            <text:p>26,2</text:p>
          </table:table-cell>
          <table:table-cell table:style-name="ce32" office:value-type="float" office:value="0.343608458575099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1.4100648485083" calcext:value-type="float">
            <text:p>71,4</text:p>
          </table:table-cell>
          <table:table-cell table:style-name="ce32" office:value-type="float" office:value="0.3676825907747" calcext:value-type="float">
            <text:p>0,4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1.848550283988" calcext:value-type="float">
            <text:p>111,8</text:p>
          </table:table-cell>
          <table:table-cell table:style-name="ce32" office:value-type="float" office:value="0.19683997076677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36.80786552912" calcext:value-type="float">
            <text:p>136,8</text:p>
          </table:table-cell>
          <table:table-cell table:style-name="ce32" office:value-type="float" office:value="0.253980942954207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0.7255190381072" calcext:value-type="float">
            <text:p>60,7</text:p>
          </table:table-cell>
          <table:table-cell table:style-name="ce32" office:value-type="float" office:value="0.271299274648341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31.201911782137" calcext:value-type="float">
            <text:p>331,2</text:p>
          </table:table-cell>
          <table:table-cell table:style-name="ce32" office:value-type="float" office:value="0.315129223350886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0.8290611109196" calcext:value-type="float">
            <text:p>70,8</text:p>
          </table:table-cell>
          <table:table-cell table:style-name="ce32" office:value-type="float" office:value="0.27385929665134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30.721714358083" calcext:value-type="float">
            <text:p>30,7</text:p>
          </table:table-cell>
          <table:table-cell table:style-name="ce32" office:value-type="float" office:value="0.2600330578915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69.8091988643636" calcext:value-type="float">
            <text:p>69,8</text:p>
          </table:table-cell>
          <table:table-cell table:style-name="ce32" office:value-type="float" office:value="0.176471219623498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4.35862571903" calcext:value-type="float">
            <text:p>114,4</text:p>
          </table:table-cell>
          <table:table-cell table:style-name="ce32" office:value-type="float" office:value="0.142031586717924" calcext:value-type="float">
            <text:p>0,1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82.2882668277214" calcext:value-type="float">
            <text:p>82,3</text:p>
          </table:table-cell>
          <table:table-cell table:style-name="ce32" office:value-type="float" office:value="0.213252870512011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298.408052365963" calcext:value-type="float">
            <text:p>298,4</text:p>
          </table:table-cell>
          <table:table-cell table:style-name="ce32" office:value-type="float" office:value="0.318158284770885" calcext:value-type="float">
            <text:p>0,3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77.3511729668553" calcext:value-type="float">
            <text:p>77,4</text:p>
          </table:table-cell>
          <table:table-cell table:style-name="ce32" office:value-type="float" office:value="0.207712503238277" calcext:value-type="float">
            <text:p>0,2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32" office:value-type="float" office:value="118.640589082505" calcext:value-type="float">
            <text:p>118,6</text:p>
          </table:table-cell>
          <table:table-cell table:style-name="ce32" office:value-type="float" office:value="0.29458959116213" calcext:value-type="float">
            <text:p>0,3</text:p>
          </table:table-cell>
          <table:table-cell table:number-columns-repeated="1011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text>WAHR</number:text>
    </number:number-style>
    <number:number-style style:name="N112P1" style:volatile="true">
      <number:text>WAHR</number:text>
    </number:number-style>
    <number:number-style style:name="N112">
      <number:text>FALSCH</number:text>
      <style:map style:condition="value()&gt;0" style:apply-style-name="N112P0"/>
      <style:map style:condition="value()&lt;0" style:apply-style-name="N112P1"/>
    </number:number-style>
    <number:number-style style:name="N113">
      <number:number number:decimal-places="1" loext:min-decimal-places="1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Title" style:display-name="Excel Built-in Title" style:family="table-cell" style:parent-style-name="Default" style:data-style-name="N0">
      <style:table-cell-properties fo:background-color="transparent"/>
      <style:text-properties fo:color="#1f497d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Result2" style:family="table-cell" style:parent-style-name="Default" style:data-style-name="N111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55</meta:editing-cycles>
    <dc:date>2020-03-08T13:05:27.319457612</dc:date>
    <dc:language>de-DE</dc:language>
    <meta:editing-duration>PT7M34S</meta:editing-duration>
    <meta:generator>LibreOffice/6.4.0.3$MacOSX_X86_64 LibreOffice_project/b0a288ab3d2d4774cb44b62f04d5d28733ac6df8</meta:generator>
    <meta:document-statistic meta:table-count="2" meta:cell-count="732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113">
      <number:number number:decimal-places="1" loext:min-decimal-places="1" number:min-integer-digits="1"/>
    </number:number-style>
    <style:style style:name="ch1" style:family="chart">
      <style:graphic-properties draw:stroke="solid" svg:stroke-width="0.026cm" draw:fill-color="#eeeee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de" fo:country="DE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13">
      <style:chart-properties chart:display-label="true" chart:logarithmic="false" chart:minimum="0" chart:maximum="3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fo:language="de" fo:country="DE" style:font-size-asian="9pt" style:font-size-complex="9pt"/>
    </style:style>
    <style:style style:name="ch7" style:family="chart" style:data-style-name="N113">
      <style:chart-properties chart:display-label="true" chart:logarithmic="false" chart:minimum="0" chart:maximum="0.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fo:language="de" fo:country="DE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113">
      <style:chart-properties chart:symbol-type="named-symbol" chart:symbol-name="circl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1" style:family="chart">
      <style:chart-properties loext:regression-name="" loext:regression-max-degree="5" loext:regression-period="2" loext:regression-force-intercept="false" chart:regression-type="polynomial"/>
      <style:graphic-properties svg:stroke-width="0.1cm" svg:stroke-color="#c5000b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022cm" svg:height="8.034cm" xlink:href=".." xlink:type="simple" chart:class="chart:scatter" chart:style-name="ch1">
        <chart:title svg:x="1.955cm" svg:y="0.295cm" chart:style-name="ch2">
          <text:p>sqrt(integral V(t) dt) over S(T)</text:p>
        </chart:title>
        <chart:legend chart:legend-position="bottom" svg:x="1.228cm" svg:y="7.438cm" style:legend-expansion="wide" chart:style-name="ch3"/>
        <chart:plot-area chart:style-name="ch4" table:cell-range-address="MonteCarloBlackScholes.L8:MonteCarloBlackScholes.M257" svg:x="1.176cm" svg:y="1.244cm" svg:width="8.646cm" svg:height="4.904cm">
          <chartooo:coordinate-region svg:x="1.919cm" svg:y="1.442cm" svg:width="7.458cm" svg:height="4.062cm"/>
          <chart:axis chart:dimension="x" chart:name="primary-x" chart:style-name="ch5">
            <chart:title svg:x="5.137cm" svg:y="6.309cm" chart:style-name="ch6">
              <text:p>S(T)</text:p>
            </chart:title>
          </chart:axis>
          <chart:axis chart:dimension="y" chart:name="primary-y" chart:style-name="ch7">
            <chart:title svg:x="0.451cm" svg:y="5.082cm" chart:style-name="ch8">
              <text:p>sqrt(integral V(t) dt)</text:p>
            </chart:title>
            <chart:grid chart:style-name="ch9" chart:class="major"/>
          </chart:axis>
          <chart:series chart:style-name="ch10" chart:values-cell-range-address="MonteCarloBlackScholes.M8:MonteCarloBlackScholes.M257" chart:class="chart:scatter">
            <chart:domain table:cell-range-address="MonteCarloBlackScholes.L8:MonteCarloBlackScholes.L257"/>
            <chart:regression-curve chart:style-name="ch11"/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5330685371768">
                <text:p>65.5330685371768</text:p>
                <draw:g>
                  <svg:desc>MonteCarloBlackScholes.L8:MonteCarloBlackScholes.L257</svg:desc>
                </draw:g>
              </table:table-cell>
              <table:table-cell office:value-type="float" office:value="0.346767593010739">
                <text:p>0.346767593010739</text:p>
                <draw:g>
                  <svg:desc>MonteCarloBlackScholes.M8:MonteCarloBlackScholes.M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.433595336185">
                <text:p>157.433595336185</text:p>
              </table:table-cell>
              <table:table-cell office:value-type="float" office:value="0.227266821116026">
                <text:p>0.227266821116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.657096909266">
                <text:p>127.657096909266</text:p>
              </table:table-cell>
              <table:table-cell office:value-type="float" office:value="0.303198641181123">
                <text:p>0.303198641181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.855086589499">
                <text:p>205.855086589499</text:p>
              </table:table-cell>
              <table:table-cell office:value-type="float" office:value="0.325685396380323">
                <text:p>0.325685396380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.975331807778">
                <text:p>106.975331807778</text:p>
              </table:table-cell>
              <table:table-cell office:value-type="float" office:value="0.308158575621348">
                <text:p>0.308158575621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.495074327842">
                <text:p>264.495074327842</text:p>
              </table:table-cell>
              <table:table-cell office:value-type="float" office:value="0.31900095755344">
                <text:p>0.31900095755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1484644691352">
                <text:p>82.1484644691352</text:p>
              </table:table-cell>
              <table:table-cell office:value-type="float" office:value="0.399238311851771">
                <text:p>0.399238311851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790166905517">
                <text:p>86.790166905517</text:p>
              </table:table-cell>
              <table:table-cell office:value-type="float" office:value="0.23966763072151">
                <text:p>0.23966763072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989157260025">
                <text:p>113.989157260025</text:p>
              </table:table-cell>
              <table:table-cell office:value-type="float" office:value="0.287370601192003">
                <text:p>0.287370601192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962565188399">
                <text:p>124.962565188399</text:p>
              </table:table-cell>
              <table:table-cell office:value-type="float" office:value="0.430692240211395">
                <text:p>0.430692240211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772782709419">
                <text:p>131.772782709419</text:p>
              </table:table-cell>
              <table:table-cell office:value-type="float" office:value="0.271348875731719">
                <text:p>0.271348875731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.374970135804">
                <text:p>146.374970135804</text:p>
              </table:table-cell>
              <table:table-cell office:value-type="float" office:value="0.305618851017076">
                <text:p>0.305618851017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.369134579458">
                <text:p>138.369134579458</text:p>
              </table:table-cell>
              <table:table-cell office:value-type="float" office:value="0.179372899130432">
                <text:p>0.179372899130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8706141786327">
                <text:p>98.8706141786327</text:p>
              </table:table-cell>
              <table:table-cell office:value-type="float" office:value="0.356590719189268">
                <text:p>0.3565907191892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.6267211574794">
                <text:p>92.6267211574794</text:p>
              </table:table-cell>
              <table:table-cell office:value-type="float" office:value="0.260061300448138">
                <text:p>0.260061300448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627723726149">
                <text:p>99.7627723726149</text:p>
              </table:table-cell>
              <table:table-cell office:value-type="float" office:value="0.342728532076616">
                <text:p>0.342728532076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9687396510211">
                <text:p>62.9687396510211</text:p>
              </table:table-cell>
              <table:table-cell office:value-type="float" office:value="0.299614907207245">
                <text:p>0.299614907207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5032150320244">
                <text:p>65.5032150320244</text:p>
              </table:table-cell>
              <table:table-cell office:value-type="float" office:value="0.366116711728972">
                <text:p>0.3661167117289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0790494196916">
                <text:p>42.0790494196916</text:p>
              </table:table-cell>
              <table:table-cell office:value-type="float" office:value="0.311593839631836">
                <text:p>0.311593839631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.468866901158">
                <text:p>100.468866901158</text:p>
              </table:table-cell>
              <table:table-cell office:value-type="float" office:value="0.251136521278401">
                <text:p>0.2511365212784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8.418489932429">
                <text:p>228.418489932429</text:p>
              </table:table-cell>
              <table:table-cell office:value-type="float" office:value="0.332508761663036">
                <text:p>0.332508761663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.156705743882">
                <text:p>182.156705743882</text:p>
              </table:table-cell>
              <table:table-cell office:value-type="float" office:value="0.257782484596877">
                <text:p>0.257782484596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4531216976237">
                <text:p>66.4531216976237</text:p>
              </table:table-cell>
              <table:table-cell office:value-type="float" office:value="0.315785881491382">
                <text:p>0.315785881491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6.842327065198">
                <text:p>226.842327065198</text:p>
              </table:table-cell>
              <table:table-cell office:value-type="float" office:value="0.285511022122791">
                <text:p>0.285511022122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0282237336886">
                <text:p>78.0282237336886</text:p>
              </table:table-cell>
              <table:table-cell office:value-type="float" office:value="0.306257299380661">
                <text:p>0.306257299380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.5706916342428">
                <text:p>58.5706916342428</text:p>
              </table:table-cell>
              <table:table-cell office:value-type="float" office:value="0.33782744092818">
                <text:p>0.33782744092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.189779268221">
                <text:p>147.189779268221</text:p>
              </table:table-cell>
              <table:table-cell office:value-type="float" office:value="0.252917711299614">
                <text:p>0.252917711299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0.77039698548">
                <text:p>570.77039698548</text:p>
              </table:table-cell>
              <table:table-cell office:value-type="float" office:value="0.239117930241224">
                <text:p>0.239117930241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3895401167846">
                <text:p>40.3895401167846</text:p>
              </table:table-cell>
              <table:table-cell office:value-type="float" office:value="0.271801326455879">
                <text:p>0.2718013264558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.44753503855">
                <text:p>192.44753503855</text:p>
              </table:table-cell>
              <table:table-cell office:value-type="float" office:value="0.295914797003519">
                <text:p>0.2959147970035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.680774279685">
                <text:p>144.680774279685</text:p>
              </table:table-cell>
              <table:table-cell office:value-type="float" office:value="0.221284881282948">
                <text:p>0.221284881282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1598761766478">
                <text:p>48.1598761766478</text:p>
              </table:table-cell>
              <table:table-cell office:value-type="float" office:value="0.296506388467898">
                <text:p>0.296506388467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.4629456572926">
                <text:p>61.4629456572926</text:p>
              </table:table-cell>
              <table:table-cell office:value-type="float" office:value="0.333655804457095">
                <text:p>0.333655804457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4.256801948024">
                <text:p>124.256801948024</text:p>
              </table:table-cell>
              <table:table-cell office:value-type="float" office:value="0.304586987188102">
                <text:p>0.304586987188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3.336022872919">
                <text:p>283.336022872919</text:p>
              </table:table-cell>
              <table:table-cell office:value-type="float" office:value="0.288117235007374">
                <text:p>0.288117235007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4466002983555">
                <text:p>69.4466002983555</text:p>
              </table:table-cell>
              <table:table-cell office:value-type="float" office:value="0.200465673088005">
                <text:p>0.200465673088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.6315756425284">
                <text:p>56.6315756425284</text:p>
              </table:table-cell>
              <table:table-cell office:value-type="float" office:value="0.259432128448423">
                <text:p>0.2594321284484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358541730174">
                <text:p>78.358541730174</text:p>
              </table:table-cell>
              <table:table-cell office:value-type="float" office:value="0.288600166180171">
                <text:p>0.288600166180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2.351376833459">
                <text:p>192.351376833459</text:p>
              </table:table-cell>
              <table:table-cell office:value-type="float" office:value="0.338183194849773">
                <text:p>0.338183194849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0.592411572269">
                <text:p>670.592411572269</text:p>
              </table:table-cell>
              <table:table-cell office:value-type="float" office:value="0.276008254230199">
                <text:p>0.276008254230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.2502761179969">
                <text:p>74.2502761179969</text:p>
              </table:table-cell>
              <table:table-cell office:value-type="float" office:value="0.206060264682548">
                <text:p>0.206060264682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.905309778422">
                <text:p>201.905309778422</text:p>
              </table:table-cell>
              <table:table-cell office:value-type="float" office:value="0.268362233124499">
                <text:p>0.268362233124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4.872903408502">
                <text:p>124.872903408502</text:p>
              </table:table-cell>
              <table:table-cell office:value-type="float" office:value="0.229953589583763">
                <text:p>0.229953589583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1075491650571">
                <text:p>65.1075491650571</text:p>
              </table:table-cell>
              <table:table-cell office:value-type="float" office:value="0.324382056943405">
                <text:p>0.3243820569434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9.571944639524">
                <text:p>119.571944639524</text:p>
              </table:table-cell>
              <table:table-cell office:value-type="float" office:value="0.22477279566121">
                <text:p>0.22477279566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1.331626771229">
                <text:p>181.331626771229</text:p>
              </table:table-cell>
              <table:table-cell office:value-type="float" office:value="0.316656320019876">
                <text:p>0.316656320019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1.136827077941">
                <text:p>121.136827077941</text:p>
              </table:table-cell>
              <table:table-cell office:value-type="float" office:value="0.307826009194311">
                <text:p>0.3078260091943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7478854634841">
                <text:p>92.7478854634841</text:p>
              </table:table-cell>
              <table:table-cell office:value-type="float" office:value="0.240971924975998">
                <text:p>0.240971924975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.3413109445076">
                <text:p>86.3413109445076</text:p>
              </table:table-cell>
              <table:table-cell office:value-type="float" office:value="0.207429133198666">
                <text:p>0.2074291331986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7.867819021551">
                <text:p>227.867819021551</text:p>
              </table:table-cell>
              <table:table-cell office:value-type="float" office:value="0.312495589076148">
                <text:p>0.312495589076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4.632874129623">
                <text:p>184.632874129623</text:p>
              </table:table-cell>
              <table:table-cell office:value-type="float" office:value="0.187284217638237">
                <text:p>0.187284217638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9471125564639">
                <text:p>97.9471125564639</text:p>
              </table:table-cell>
              <table:table-cell office:value-type="float" office:value="0.305157036418091">
                <text:p>0.305157036418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.152494095283">
                <text:p>183.152494095283</text:p>
              </table:table-cell>
              <table:table-cell office:value-type="float" office:value="0.259271183906519">
                <text:p>0.259271183906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5.490121192669">
                <text:p>425.490121192669</text:p>
              </table:table-cell>
              <table:table-cell office:value-type="float" office:value="0.385762549358796">
                <text:p>0.385762549358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.2992836128237">
                <text:p>28.2992836128237</text:p>
              </table:table-cell>
              <table:table-cell office:value-type="float" office:value="0.256387469530377">
                <text:p>0.256387469530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6.65643425889">
                <text:p>496.65643425889</text:p>
              </table:table-cell>
              <table:table-cell office:value-type="float" office:value="0.328288142021837">
                <text:p>0.3282881420218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9.584809415029">
                <text:p>139.584809415029</text:p>
              </table:table-cell>
              <table:table-cell office:value-type="float" office:value="0.22630150181611">
                <text:p>0.226301501816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.26756298881">
                <text:p>101.26756298881</text:p>
              </table:table-cell>
              <table:table-cell office:value-type="float" office:value="0.329771531040471">
                <text:p>0.329771531040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.006937465167">
                <text:p>169.006937465167</text:p>
              </table:table-cell>
              <table:table-cell office:value-type="float" office:value="0.366119662119782">
                <text:p>0.3661196621197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353510813806">
                <text:p>67.353510813806</text:p>
              </table:table-cell>
              <table:table-cell office:value-type="float" office:value="0.295747596297907">
                <text:p>0.295747596297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6314519477517">
                <text:p>70.6314519477517</text:p>
              </table:table-cell>
              <table:table-cell office:value-type="float" office:value="0.272294481609984">
                <text:p>0.2722944816099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9101534069458">
                <text:p>44.9101534069458</text:p>
              </table:table-cell>
              <table:table-cell office:value-type="float" office:value="0.28369318632906">
                <text:p>0.28369318632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.705184994802">
                <text:p>186.705184994802</text:p>
              </table:table-cell>
              <table:table-cell office:value-type="float" office:value="0.373979037421626">
                <text:p>0.3739790374216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3133430951997">
                <text:p>56.3133430951997</text:p>
              </table:table-cell>
              <table:table-cell office:value-type="float" office:value="0.287515583490758">
                <text:p>0.2875155834907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.287848686878">
                <text:p>157.287848686878</text:p>
              </table:table-cell>
              <table:table-cell office:value-type="float" office:value="0.273550643338139">
                <text:p>0.2735506433381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906387004083">
                <text:p>255.906387004083</text:p>
              </table:table-cell>
              <table:table-cell office:value-type="float" office:value="0.293216555559615">
                <text:p>0.293216555559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.727189217032">
                <text:p>112.727189217032</text:p>
              </table:table-cell>
              <table:table-cell office:value-type="float" office:value="0.217818113878403">
                <text:p>0.217818113878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.179388079464">
                <text:p>127.179388079464</text:p>
              </table:table-cell>
              <table:table-cell office:value-type="float" office:value="0.231568030981974">
                <text:p>0.2315680309819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.746002101976">
                <text:p>126.746002101976</text:p>
              </table:table-cell>
              <table:table-cell office:value-type="float" office:value="0.324969976178731">
                <text:p>0.3249699761787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7152241551145">
                <text:p>66.7152241551145</text:p>
              </table:table-cell>
              <table:table-cell office:value-type="float" office:value="0.27096369401513">
                <text:p>0.27096369401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1.059076820783">
                <text:p>301.059076820783</text:p>
              </table:table-cell>
              <table:table-cell office:value-type="float" office:value="0.310086323643128">
                <text:p>0.310086323643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.4299271826197">
                <text:p>68.4299271826197</text:p>
              </table:table-cell>
              <table:table-cell office:value-type="float" office:value="0.371747575842445">
                <text:p>0.3717475758424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1421261004264">
                <text:p>40.1421261004264</text:p>
              </table:table-cell>
              <table:table-cell office:value-type="float" office:value="0.409243177770594">
                <text:p>0.4092431777705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.2381351099376">
                <text:p>50.2381351099376</text:p>
              </table:table-cell>
              <table:table-cell office:value-type="float" office:value="0.221911067487514">
                <text:p>0.221911067487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.302702590551">
                <text:p>108.302702590551</text:p>
              </table:table-cell>
              <table:table-cell office:value-type="float" office:value="0.434230191375723">
                <text:p>0.434230191375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028070303442">
                <text:p>135.028070303442</text:p>
              </table:table-cell>
              <table:table-cell office:value-type="float" office:value="0.303010262699629">
                <text:p>0.303010262699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.809053699742">
                <text:p>121.809053699742</text:p>
              </table:table-cell>
              <table:table-cell office:value-type="float" office:value="0.191773664048757">
                <text:p>0.1917736640487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7724391565689">
                <text:p>58.7724391565689</text:p>
              </table:table-cell>
              <table:table-cell office:value-type="float" office:value="0.329658037641829">
                <text:p>0.329658037641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2.461979742212">
                <text:p>192.461979742212</text:p>
              </table:table-cell>
              <table:table-cell office:value-type="float" office:value="0.389427186675932">
                <text:p>0.3894271866759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.5163096964066">
                <text:p>51.5163096964066</text:p>
              </table:table-cell>
              <table:table-cell office:value-type="float" office:value="0.249978671543956">
                <text:p>0.2499786715439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.835728088334">
                <text:p>62.835728088334</text:p>
              </table:table-cell>
              <table:table-cell office:value-type="float" office:value="0.26126890879037">
                <text:p>0.26126890879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0.623764927955">
                <text:p>310.623764927955</text:p>
              </table:table-cell>
              <table:table-cell office:value-type="float" office:value="0.318426379718302">
                <text:p>0.318426379718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.124882693361">
                <text:p>151.124882693361</text:p>
              </table:table-cell>
              <table:table-cell office:value-type="float" office:value="0.253692099509645">
                <text:p>0.253692099509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.098834303325">
                <text:p>134.098834303325</text:p>
              </table:table-cell>
              <table:table-cell office:value-type="float" office:value="0.387428721068901">
                <text:p>0.3874287210689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0.880917423387">
                <text:p>210.880917423387</text:p>
              </table:table-cell>
              <table:table-cell office:value-type="float" office:value="0.293913680103675">
                <text:p>0.2939136801036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.1711472131803">
                <text:p>79.1711472131803</text:p>
              </table:table-cell>
              <table:table-cell office:value-type="float" office:value="0.319618537411484">
                <text:p>0.319618537411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1.551132745273">
                <text:p>171.551132745273</text:p>
              </table:table-cell>
              <table:table-cell office:value-type="float" office:value="0.26818939637335">
                <text:p>0.26818939637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873580851819">
                <text:p>81.873580851819</text:p>
              </table:table-cell>
              <table:table-cell office:value-type="float" office:value="0.313341763240821">
                <text:p>0.313341763240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2.155445583873">
                <text:p>222.155445583873</text:p>
              </table:table-cell>
              <table:table-cell office:value-type="float" office:value="0.266870940335969">
                <text:p>0.2668709403359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275986534824">
                <text:p>38.275986534824</text:p>
              </table:table-cell>
              <table:table-cell office:value-type="float" office:value="0.307936399051995">
                <text:p>0.307936399051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.4755008108825">
                <text:p>79.4755008108825</text:p>
              </table:table-cell>
              <table:table-cell office:value-type="float" office:value="0.325400944220909">
                <text:p>0.325400944220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.431615664694">
                <text:p>194.431615664694</text:p>
              </table:table-cell>
              <table:table-cell office:value-type="float" office:value="0.360049728573193">
                <text:p>0.3600497285731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.0208168047245">
                <text:p>71.0208168047245</text:p>
              </table:table-cell>
              <table:table-cell office:value-type="float" office:value="0.378971021509724">
                <text:p>0.3789710215097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.8805195403827">
                <text:p>62.8805195403827</text:p>
              </table:table-cell>
              <table:table-cell office:value-type="float" office:value="0.283659889770688">
                <text:p>0.283659889770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4379498809127">
                <text:p>34.4379498809127</text:p>
              </table:table-cell>
              <table:table-cell office:value-type="float" office:value="0.281029561627952">
                <text:p>0.2810295616279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.967097779447">
                <text:p>166.967097779447</text:p>
              </table:table-cell>
              <table:table-cell office:value-type="float" office:value="0.256367812890075">
                <text:p>0.2563678128900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121495008846">
                <text:p>100.121495008846</text:p>
              </table:table-cell>
              <table:table-cell office:value-type="float" office:value="0.330268870024233">
                <text:p>0.3302688700242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.872393724505">
                <text:p>150.872393724505</text:p>
              </table:table-cell>
              <table:table-cell office:value-type="float" office:value="0.462773176997434">
                <text:p>0.4627731769974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4594227240369">
                <text:p>34.4594227240369</text:p>
              </table:table-cell>
              <table:table-cell office:value-type="float" office:value="0.395090465154621">
                <text:p>0.395090465154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8.371110625267">
                <text:p>218.371110625267</text:p>
              </table:table-cell>
              <table:table-cell office:value-type="float" office:value="0.291693812258314">
                <text:p>0.2916938122583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.250650430076">
                <text:p>70.250650430076</text:p>
              </table:table-cell>
              <table:table-cell office:value-type="float" office:value="0.201472797644661">
                <text:p>0.2014727976446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1.033834370732">
                <text:p>171.033834370732</text:p>
              </table:table-cell>
              <table:table-cell office:value-type="float" office:value="0.224544248999786">
                <text:p>0.2245442489997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.1328787982029">
                <text:p>63.1328787982029</text:p>
              </table:table-cell>
              <table:table-cell office:value-type="float" office:value="0.324269533334074">
                <text:p>0.3242695333340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.3218458914298">
                <text:p>55.3218458914298</text:p>
              </table:table-cell>
              <table:table-cell office:value-type="float" office:value="0.365565117995908">
                <text:p>0.3655651179959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.558836482597">
                <text:p>129.558836482597</text:p>
              </table:table-cell>
              <table:table-cell office:value-type="float" office:value="0.341016261567279">
                <text:p>0.341016261567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3.206603991341">
                <text:p>193.206603991341</text:p>
              </table:table-cell>
              <table:table-cell office:value-type="float" office:value="0.328079153909552">
                <text:p>0.3280791539095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.724005075229">
                <text:p>66.724005075229</text:p>
              </table:table-cell>
              <table:table-cell office:value-type="float" office:value="0.173826884249452">
                <text:p>0.173826884249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.562228108784">
                <text:p>182.562228108784</text:p>
              </table:table-cell>
              <table:table-cell office:value-type="float" office:value="0.262052129196505">
                <text:p>0.2620521291965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.4982480139524">
                <text:p>40.4982480139524</text:p>
              </table:table-cell>
              <table:table-cell office:value-type="float" office:value="0.275486963694909">
                <text:p>0.2754869636949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.0005931700098">
                <text:p>65.0005931700098</text:p>
              </table:table-cell>
              <table:table-cell office:value-type="float" office:value="0.26307335815356">
                <text:p>0.26307335815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.0306980444707">
                <text:p>64.0306980444707</text:p>
              </table:table-cell>
              <table:table-cell office:value-type="float" office:value="0.268941555667307">
                <text:p>0.2689415556673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.9980273298363">
                <text:p>74.9980273298363</text:p>
              </table:table-cell>
              <table:table-cell office:value-type="float" office:value="0.22624293021246">
                <text:p>0.22624293021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0.265443727379">
                <text:p>130.265443727379</text:p>
              </table:table-cell>
              <table:table-cell office:value-type="float" office:value="0.271495102321005">
                <text:p>0.271495102321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1.5262197375872">
                <text:p>81.5262197375872</text:p>
              </table:table-cell>
              <table:table-cell office:value-type="float" office:value="0.250446825182826">
                <text:p>0.250446825182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.9452566673972">
                <text:p>79.9452566673972</text:p>
              </table:table-cell>
              <table:table-cell office:value-type="float" office:value="0.318540291581296">
                <text:p>0.318540291581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.1357208470473">
                <text:p>74.1357208470473</text:p>
              </table:table-cell>
              <table:table-cell office:value-type="float" office:value="0.260653933973838">
                <text:p>0.2606539339738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4542392824411">
                <text:p>63.4542392824411</text:p>
              </table:table-cell>
              <table:table-cell office:value-type="float" office:value="0.21091161703664">
                <text:p>0.210911617036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6.581665628338">
                <text:p>146.581665628338</text:p>
              </table:table-cell>
              <table:table-cell office:value-type="float" office:value="0.227274414871173">
                <text:p>0.227274414871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285703722733">
                <text:p>123.285703722733</text:p>
              </table:table-cell>
              <table:table-cell office:value-type="float" office:value="0.229705716309075">
                <text:p>0.2297057163090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8.395078609555">
                <text:p>268.395078609555</text:p>
              </table:table-cell>
              <table:table-cell office:value-type="float" office:value="0.277377989704284">
                <text:p>0.277377989704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.933687300976">
                <text:p>241.933687300976</text:p>
              </table:table-cell>
              <table:table-cell office:value-type="float" office:value="0.26883403949196">
                <text:p>0.268834039491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1.337357392479">
                <text:p>161.337357392479</text:p>
              </table:table-cell>
              <table:table-cell office:value-type="float" office:value="0.28850246034497">
                <text:p>0.288502460344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486289138442">
                <text:p>210.486289138442</text:p>
              </table:table-cell>
              <table:table-cell office:value-type="float" office:value="0.241213016339834">
                <text:p>0.2412130163398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.561972577865">
                <text:p>133.561972577865</text:p>
              </table:table-cell>
              <table:table-cell office:value-type="float" office:value="0.203801294715899">
                <text:p>0.2038012947158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5.521295991076">
                <text:p>85.521295991076</text:p>
              </table:table-cell>
              <table:table-cell office:value-type="float" office:value="0.279572192539403">
                <text:p>0.2795721925394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.7419953967235">
                <text:p>72.7419953967235</text:p>
              </table:table-cell>
              <table:table-cell office:value-type="float" office:value="0.215982844991465">
                <text:p>0.2159828449914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9.306850866093">
                <text:p>189.306850866093</text:p>
              </table:table-cell>
              <table:table-cell office:value-type="float" office:value="0.423407287823788">
                <text:p>0.4234072878237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.085990094043">
                <text:p>113.085990094043</text:p>
              </table:table-cell>
              <table:table-cell office:value-type="float" office:value="0.269094949514793">
                <text:p>0.269094949514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7.660987175124">
                <text:p>467.660987175124</text:p>
              </table:table-cell>
              <table:table-cell office:value-type="float" office:value="0.336684586109008">
                <text:p>0.336684586109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1.104268319825">
                <text:p>121.104268319825</text:p>
              </table:table-cell>
              <table:table-cell office:value-type="float" office:value="0.297752520841542">
                <text:p>0.2977525208415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3.725685431058">
                <text:p>203.725685431058</text:p>
              </table:table-cell>
              <table:table-cell office:value-type="float" office:value="0.226785022669537">
                <text:p>0.2267850226695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.255884755696">
                <text:p>128.255884755696</text:p>
              </table:table-cell>
              <table:table-cell office:value-type="float" office:value="0.31290386611582">
                <text:p>0.31290386611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1065383171953">
                <text:p>89.1065383171953</text:p>
              </table:table-cell>
              <table:table-cell office:value-type="float" office:value="0.274334480704214">
                <text:p>0.274334480704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.31304603685">
                <text:p>125.31304603685</text:p>
              </table:table-cell>
              <table:table-cell office:value-type="float" office:value="0.245440241638758">
                <text:p>0.2454402416387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3.815322483431">
                <text:p>123.815322483431</text:p>
              </table:table-cell>
              <table:table-cell office:value-type="float" office:value="0.186139019065379">
                <text:p>0.186139019065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.0087011574672">
                <text:p>45.0087011574672</text:p>
              </table:table-cell>
              <table:table-cell office:value-type="float" office:value="0.337980445610426">
                <text:p>0.3379804456104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.556565020597">
                <text:p>121.556565020597</text:p>
              </table:table-cell>
              <table:table-cell office:value-type="float" office:value="0.242762982252892">
                <text:p>0.2427629822528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.295161767308">
                <text:p>139.295161767308</text:p>
              </table:table-cell>
              <table:table-cell office:value-type="float" office:value="0.402241653029285">
                <text:p>0.402241653029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.625706235142">
                <text:p>109.625706235142</text:p>
              </table:table-cell>
              <table:table-cell office:value-type="float" office:value="0.347897962161011">
                <text:p>0.3478979621610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4.518787656138">
                <text:p>174.518787656138</text:p>
              </table:table-cell>
              <table:table-cell office:value-type="float" office:value="0.239466244389972">
                <text:p>0.239466244389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.278432059779">
                <text:p>106.278432059779</text:p>
              </table:table-cell>
              <table:table-cell office:value-type="float" office:value="0.275580461514849">
                <text:p>0.2755804615148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.340924549659">
                <text:p>116.340924549659</text:p>
              </table:table-cell>
              <table:table-cell office:value-type="float" office:value="0.316128324883841">
                <text:p>0.3161283248838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7.384225576077">
                <text:p>287.384225576077</text:p>
              </table:table-cell>
              <table:table-cell office:value-type="float" office:value="0.207895549819063">
                <text:p>0.2078955498190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8.8468247917031">
                <text:p>98.8468247917031</text:p>
              </table:table-cell>
              <table:table-cell office:value-type="float" office:value="0.297937884210124">
                <text:p>0.297937884210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.238838520224">
                <text:p>111.238838520224</text:p>
              </table:table-cell>
              <table:table-cell office:value-type="float" office:value="0.351162049615078">
                <text:p>0.3511620496150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2657274917851">
                <text:p>42.2657274917851</text:p>
              </table:table-cell>
              <table:table-cell office:value-type="float" office:value="0.294270677167405">
                <text:p>0.294270677167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9.715649318661">
                <text:p>189.715649318661</text:p>
              </table:table-cell>
              <table:table-cell office:value-type="float" office:value="0.338516286793015">
                <text:p>0.338516286793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7.301313904109">
                <text:p>127.301313904109</text:p>
              </table:table-cell>
              <table:table-cell office:value-type="float" office:value="0.287826284740038">
                <text:p>0.2878262847400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8.666063077761">
                <text:p>138.666063077761</text:p>
              </table:table-cell>
              <table:table-cell office:value-type="float" office:value="0.217894686786169">
                <text:p>0.2178946867861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.649103257946">
                <text:p>155.649103257946</text:p>
              </table:table-cell>
              <table:table-cell office:value-type="float" office:value="0.225471268405151">
                <text:p>0.225471268405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9.5593317267695">
                <text:p>79.5593317267695</text:p>
              </table:table-cell>
              <table:table-cell office:value-type="float" office:value="0.291543278058759">
                <text:p>0.2915432780587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1.56546676642">
                <text:p>411.56546676642</text:p>
              </table:table-cell>
              <table:table-cell office:value-type="float" office:value="0.304789599964786">
                <text:p>0.3047895999647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.9269492494058">
                <text:p>59.9269492494058</text:p>
              </table:table-cell>
              <table:table-cell office:value-type="float" office:value="0.294106625587467">
                <text:p>0.2941066255874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.9374741555153">
                <text:p>34.9374741555153</text:p>
              </table:table-cell>
              <table:table-cell office:value-type="float" office:value="0.43639939330234">
                <text:p>0.436399393302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5.274437619105">
                <text:p>345.274437619105</text:p>
              </table:table-cell>
              <table:table-cell office:value-type="float" office:value="0.314505305753842">
                <text:p>0.3145053057538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9.064124194791">
                <text:p>449.064124194791</text:p>
              </table:table-cell>
              <table:table-cell office:value-type="float" office:value="0.333947795874994">
                <text:p>0.3339477958749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2.124153703247">
                <text:p>142.124153703247</text:p>
              </table:table-cell>
              <table:table-cell office:value-type="float" office:value="0.364695795518901">
                <text:p>0.3646957955189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.6449223032872">
                <text:p>62.6449223032872</text:p>
              </table:table-cell>
              <table:table-cell office:value-type="float" office:value="0.361410439686354">
                <text:p>0.3614104396863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5.619359847536">
                <text:p>225.619359847536</text:p>
              </table:table-cell>
              <table:table-cell office:value-type="float" office:value="0.218702117864498">
                <text:p>0.2187021178644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901563703688">
                <text:p>115.901563703688</text:p>
              </table:table-cell>
              <table:table-cell office:value-type="float" office:value="0.178334063067799">
                <text:p>0.1783340630677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1.638550160295">
                <text:p>131.638550160295</text:p>
              </table:table-cell>
              <table:table-cell office:value-type="float" office:value="0.26522001214356">
                <text:p>0.26522001214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9.8299820037321">
                <text:p>69.8299820037321</text:p>
              </table:table-cell>
              <table:table-cell office:value-type="float" office:value="0.335084978238625">
                <text:p>0.335084978238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1.388436729993">
                <text:p>121.388436729993</text:p>
              </table:table-cell>
              <table:table-cell office:value-type="float" office:value="0.283530147758122">
                <text:p>0.2835301477581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3.093576058198">
                <text:p>103.093576058198</text:p>
              </table:table-cell>
              <table:table-cell office:value-type="float" office:value="0.215361187673344">
                <text:p>0.2153611876733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.747907101423">
                <text:p>111.747907101423</text:p>
              </table:table-cell>
              <table:table-cell office:value-type="float" office:value="0.259557575455907">
                <text:p>0.2595575754559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785244084485">
                <text:p>188.785244084485</text:p>
              </table:table-cell>
              <table:table-cell office:value-type="float" office:value="0.266873236021182">
                <text:p>0.2668732360211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7.524303056365">
                <text:p>277.524303056365</text:p>
              </table:table-cell>
              <table:table-cell office:value-type="float" office:value="0.267629219306557">
                <text:p>0.2676292193065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2.265826377591">
                <text:p>122.265826377591</text:p>
              </table:table-cell>
              <table:table-cell office:value-type="float" office:value="0.445931506124044">
                <text:p>0.4459315061240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.6490427623548">
                <text:p>92.6490427623548</text:p>
              </table:table-cell>
              <table:table-cell office:value-type="float" office:value="0.330456979798136">
                <text:p>0.3304569797981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5.802304264195">
                <text:p>95.802304264195</text:p>
              </table:table-cell>
              <table:table-cell office:value-type="float" office:value="0.337648081786261">
                <text:p>0.3376480817862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9.244985114646">
                <text:p>229.244985114646</text:p>
              </table:table-cell>
              <table:table-cell office:value-type="float" office:value="0.247518638082031">
                <text:p>0.247518638082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.5363043171079">
                <text:p>75.5363043171079</text:p>
              </table:table-cell>
              <table:table-cell office:value-type="float" office:value="0.259938057961524">
                <text:p>0.2599380579615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.0192908567529">
                <text:p>71.0192908567529</text:p>
              </table:table-cell>
              <table:table-cell office:value-type="float" office:value="0.368901631187215">
                <text:p>0.3689016311872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.0893306434915">
                <text:p>51.0893306434915</text:p>
              </table:table-cell>
              <table:table-cell office:value-type="float" office:value="0.302330131762633">
                <text:p>0.3023301317626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0.226999804903">
                <text:p>170.226999804903</text:p>
              </table:table-cell>
              <table:table-cell office:value-type="float" office:value="0.298715407946844">
                <text:p>0.298715407946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7176935153588">
                <text:p>99.7176935153588</text:p>
              </table:table-cell>
              <table:table-cell office:value-type="float" office:value="0.236173611455922">
                <text:p>0.236173611455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1.40379549288">
                <text:p>111.40379549288</text:p>
              </table:table-cell>
              <table:table-cell office:value-type="float" office:value="0.347618886159406">
                <text:p>0.3476188861594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.968248704063">
                <text:p>117.968248704063</text:p>
              </table:table-cell>
              <table:table-cell office:value-type="float" office:value="0.291000935330314">
                <text:p>0.2910009353303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.5897561731732">
                <text:p>99.5897561731732</text:p>
              </table:table-cell>
              <table:table-cell office:value-type="float" office:value="0.312597721671723">
                <text:p>0.3125977216717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529002680242">
                <text:p>100.529002680242</text:p>
              </table:table-cell>
              <table:table-cell office:value-type="float" office:value="0.286044143599759">
                <text:p>0.2860441435997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.840031299541">
                <text:p>125.840031299541</text:p>
              </table:table-cell>
              <table:table-cell office:value-type="float" office:value="0.279254959588113">
                <text:p>0.279254959588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2.168323581625">
                <text:p>132.168323581625</text:p>
              </table:table-cell>
              <table:table-cell office:value-type="float" office:value="0.279449052225723">
                <text:p>0.2794490522257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7157640150094">
                <text:p>32.7157640150094</text:p>
              </table:table-cell>
              <table:table-cell office:value-type="float" office:value="0.339242572942011">
                <text:p>0.3392425729420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8.089061778477">
                <text:p>258.089061778477</text:p>
              </table:table-cell>
              <table:table-cell office:value-type="float" office:value="0.382331317487562">
                <text:p>0.382331317487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084575095917">
                <text:p>117.084575095917</text:p>
              </table:table-cell>
              <table:table-cell office:value-type="float" office:value="0.332799388122764">
                <text:p>0.3327993881227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4.548456032303">
                <text:p>244.548456032303</text:p>
              </table:table-cell>
              <table:table-cell office:value-type="float" office:value="0.322970088390371">
                <text:p>0.3229700883903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9.575109303693">
                <text:p>149.575109303693</text:p>
              </table:table-cell>
              <table:table-cell office:value-type="float" office:value="0.234857102540442">
                <text:p>0.2348571025404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4.355649978409">
                <text:p>164.355649978409</text:p>
              </table:table-cell>
              <table:table-cell office:value-type="float" office:value="0.225864575472535">
                <text:p>0.2258645754725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5410627677555">
                <text:p>79.5410627677555</text:p>
              </table:table-cell>
              <table:table-cell office:value-type="float" office:value="0.274720042008947">
                <text:p>0.2747200420089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7.05932024734">
                <text:p>137.05932024734</text:p>
              </table:table-cell>
              <table:table-cell office:value-type="float" office:value="0.27177823282192">
                <text:p>0.271778232821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4.959831269937">
                <text:p>134.959831269937</text:p>
              </table:table-cell>
              <table:table-cell office:value-type="float" office:value="0.263577111839429">
                <text:p>0.2635771118394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0.300630198366">
                <text:p>210.300630198366</text:p>
              </table:table-cell>
              <table:table-cell office:value-type="float" office:value="0.343262710779064">
                <text:p>0.343262710779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.8611984936476">
                <text:p>96.8611984936476</text:p>
              </table:table-cell>
              <table:table-cell office:value-type="float" office:value="0.263219379894696">
                <text:p>0.2632193798946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6.449800867299">
                <text:p>156.449800867299</text:p>
              </table:table-cell>
              <table:table-cell office:value-type="float" office:value="0.288324932910955">
                <text:p>0.2883249329109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5681078217791">
                <text:p>55.5681078217791</text:p>
              </table:table-cell>
              <table:table-cell office:value-type="float" office:value="0.377218090731585">
                <text:p>0.3772180907315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.91951873197">
                <text:p>125.91951873197</text:p>
              </table:table-cell>
              <table:table-cell office:value-type="float" office:value="0.188389383769162">
                <text:p>0.1883893837691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.2826983901599">
                <text:p>68.2826983901599</text:p>
              </table:table-cell>
              <table:table-cell office:value-type="float" office:value="0.25801189171291">
                <text:p>0.25801189171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8.0996193974963">
                <text:p>68.0996193974963</text:p>
              </table:table-cell>
              <table:table-cell office:value-type="float" office:value="0.421334218002353">
                <text:p>0.421334218002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.6970633363523">
                <text:p>64.6970633363523</text:p>
              </table:table-cell>
              <table:table-cell office:value-type="float" office:value="0.27344041854389">
                <text:p>0.273440418543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9261902793573">
                <text:p>29.9261902793573</text:p>
              </table:table-cell>
              <table:table-cell office:value-type="float" office:value="0.332702860341247">
                <text:p>0.3327028603412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4.553574336913">
                <text:p>404.553574336913</text:p>
              </table:table-cell>
              <table:table-cell office:value-type="float" office:value="0.309728419209799">
                <text:p>0.3097284192097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1.639666326271">
                <text:p>131.639666326271</text:p>
              </table:table-cell>
              <table:table-cell office:value-type="float" office:value="0.247328525477865">
                <text:p>0.2473285254778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7057155807087">
                <text:p>57.7057155807087</text:p>
              </table:table-cell>
              <table:table-cell office:value-type="float" office:value="0.302228872299244">
                <text:p>0.3022288722992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.4740091846757">
                <text:p>35.4740091846757</text:p>
              </table:table-cell>
              <table:table-cell office:value-type="float" office:value="0.257025080030252">
                <text:p>0.2570250800302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2.802330941812">
                <text:p>192.802330941812</text:p>
              </table:table-cell>
              <table:table-cell office:value-type="float" office:value="0.252780130065944">
                <text:p>0.2527801300659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5000715999978">
                <text:p>25.5000715999978</text:p>
              </table:table-cell>
              <table:table-cell office:value-type="float" office:value="0.378834991624379">
                <text:p>0.3788349916243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0476382812577">
                <text:p>63.0476382812577</text:p>
              </table:table-cell>
              <table:table-cell office:value-type="float" office:value="0.367404441253691">
                <text:p>0.3674044412536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.4739172181431">
                <text:p>87.4739172181431</text:p>
              </table:table-cell>
              <table:table-cell office:value-type="float" office:value="0.263767489534548">
                <text:p>0.2637674895345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0.128743908539">
                <text:p>110.128743908539</text:p>
              </table:table-cell>
              <table:table-cell office:value-type="float" office:value="0.228794653513628">
                <text:p>0.2287946535136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.0906105409092">
                <text:p>49.0906105409092</text:p>
              </table:table-cell>
              <table:table-cell office:value-type="float" office:value="0.214098356063387">
                <text:p>0.2140983560633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.2458131878272">
                <text:p>51.2458131878272</text:p>
              </table:table-cell>
              <table:table-cell office:value-type="float" office:value="0.223354847721065">
                <text:p>0.2233548477210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1.480248499379">
                <text:p>91.480248499379</text:p>
              </table:table-cell>
              <table:table-cell office:value-type="float" office:value="0.267219421372407">
                <text:p>0.2672194213724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1.103830193891">
                <text:p>131.103830193891</text:p>
              </table:table-cell>
              <table:table-cell office:value-type="float" office:value="0.26055528697272">
                <text:p>0.260555286972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1.849895471152">
                <text:p>111.849895471152</text:p>
              </table:table-cell>
              <table:table-cell office:value-type="float" office:value="0.307676102156804">
                <text:p>0.3076761021568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2.083932959832">
                <text:p>152.083932959832</text:p>
              </table:table-cell>
              <table:table-cell office:value-type="float" office:value="0.293542237795859">
                <text:p>0.2935422377958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2.867288091056">
                <text:p>122.867288091056</text:p>
              </table:table-cell>
              <table:table-cell office:value-type="float" office:value="0.240428774545741">
                <text:p>0.2404287745457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3.860221016824">
                <text:p>363.860221016824</text:p>
              </table:table-cell>
              <table:table-cell office:value-type="float" office:value="0.332259698420456">
                <text:p>0.3322596984204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0.779797739547">
                <text:p>240.779797739547</text:p>
              </table:table-cell>
              <table:table-cell office:value-type="float" office:value="0.286907259771349">
                <text:p>0.2869072597713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1.318374196388">
                <text:p>341.318374196388</text:p>
              </table:table-cell>
              <table:table-cell office:value-type="float" office:value="0.293364338168754">
                <text:p>0.2933643381687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5.3138285567285">
                <text:p>95.3138285567285</text:p>
              </table:table-cell>
              <table:table-cell office:value-type="float" office:value="0.237091567492571">
                <text:p>0.2370915674925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.8678732023772">
                <text:p>58.8678732023772</text:p>
              </table:table-cell>
              <table:table-cell office:value-type="float" office:value="0.384396323276165">
                <text:p>0.3843963232761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.0881682738337">
                <text:p>59.0881682738337</text:p>
              </table:table-cell>
              <table:table-cell office:value-type="float" office:value="0.246851904351066">
                <text:p>0.2468519043510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.16923303941">
                <text:p>76.16923303941</text:p>
              </table:table-cell>
              <table:table-cell office:value-type="float" office:value="0.273490264314507">
                <text:p>0.2734902643145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.3964000026611">
                <text:p>88.3964000026611</text:p>
              </table:table-cell>
              <table:table-cell office:value-type="float" office:value="0.335564468400961">
                <text:p>0.3355644684009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.6242321489308">
                <text:p>79.6242321489308</text:p>
              </table:table-cell>
              <table:table-cell office:value-type="float" office:value="0.251383664428956">
                <text:p>0.2513836644289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.400695781736">
                <text:p>104.400695781736</text:p>
              </table:table-cell>
              <table:table-cell office:value-type="float" office:value="0.183305936158365">
                <text:p>0.1833059361583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.258940073108">
                <text:p>74.258940073108</text:p>
              </table:table-cell>
              <table:table-cell office:value-type="float" office:value="0.265018298123691">
                <text:p>0.2650182981236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1.2504943255384">
                <text:p>81.2504943255384</text:p>
              </table:table-cell>
              <table:table-cell office:value-type="float" office:value="0.329618005535325">
                <text:p>0.329618005535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5.553060808553">
                <text:p>105.553060808553</text:p>
              </table:table-cell>
              <table:table-cell office:value-type="float" office:value="0.314686539871765">
                <text:p>0.3146865398717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.145550413138">
                <text:p>75.145550413138</text:p>
              </table:table-cell>
              <table:table-cell office:value-type="float" office:value="0.254747147385294">
                <text:p>0.2547471473852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2767905777991">
                <text:p>85.2767905777991</text:p>
              </table:table-cell>
              <table:table-cell office:value-type="float" office:value="0.292447226017622">
                <text:p>0.2924472260176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7.229162051086">
                <text:p>187.229162051086</text:p>
              </table:table-cell>
              <table:table-cell office:value-type="float" office:value="0.275186303919875">
                <text:p>0.275186303919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.7063007373883">
                <text:p>36.7063007373883</text:p>
              </table:table-cell>
              <table:table-cell office:value-type="float" office:value="0.370927732851497">
                <text:p>0.3709277328514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8.4928810069188">
                <text:p>78.4928810069188</text:p>
              </table:table-cell>
              <table:table-cell office:value-type="float" office:value="0.392173081345384">
                <text:p>0.3921730813453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3162599430691">
                <text:p>21.3162599430691</text:p>
              </table:table-cell>
              <table:table-cell office:value-type="float" office:value="0.364520614530151">
                <text:p>0.364520614530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.871686832115">
                <text:p>147.871686832115</text:p>
              </table:table-cell>
              <table:table-cell office:value-type="float" office:value="0.217157136425635">
                <text:p>0.2171571364256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2115296305133">
                <text:p>26.2115296305133</text:p>
              </table:table-cell>
              <table:table-cell office:value-type="float" office:value="0.343608458575099">
                <text:p>0.3436084585750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1.4100648485083">
                <text:p>71.4100648485083</text:p>
              </table:table-cell>
              <table:table-cell office:value-type="float" office:value="0.3676825907747">
                <text:p>0.36768259077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1.848550283988">
                <text:p>111.848550283988</text:p>
              </table:table-cell>
              <table:table-cell office:value-type="float" office:value="0.19683997076677">
                <text:p>0.196839970766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6.80786552912">
                <text:p>136.80786552912</text:p>
              </table:table-cell>
              <table:table-cell office:value-type="float" office:value="0.253980942954207">
                <text:p>0.2539809429542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7255190381072">
                <text:p>60.7255190381072</text:p>
              </table:table-cell>
              <table:table-cell office:value-type="float" office:value="0.271299274648341">
                <text:p>0.2712992746483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1.201911782137">
                <text:p>331.201911782137</text:p>
              </table:table-cell>
              <table:table-cell office:value-type="float" office:value="0.315129223350886">
                <text:p>0.3151292233508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.8290611109196">
                <text:p>70.8290611109196</text:p>
              </table:table-cell>
              <table:table-cell office:value-type="float" office:value="0.273859296651345">
                <text:p>0.2738592966513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721714358083">
                <text:p>30.721714358083</text:p>
              </table:table-cell>
              <table:table-cell office:value-type="float" office:value="0.26003305789155">
                <text:p>0.260033057891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.8091988643636">
                <text:p>69.8091988643636</text:p>
              </table:table-cell>
              <table:table-cell office:value-type="float" office:value="0.176471219623498">
                <text:p>0.1764712196234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4.35862571903">
                <text:p>114.35862571903</text:p>
              </table:table-cell>
              <table:table-cell office:value-type="float" office:value="0.142031586717924">
                <text:p>0.142031586717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2.2882668277214">
                <text:p>82.2882668277214</text:p>
              </table:table-cell>
              <table:table-cell office:value-type="float" office:value="0.213252870512011">
                <text:p>0.2132528705120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8.408052365963">
                <text:p>298.408052365963</text:p>
              </table:table-cell>
              <table:table-cell office:value-type="float" office:value="0.318158284770885">
                <text:p>0.3181582847708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.3511729668553">
                <text:p>77.3511729668553</text:p>
              </table:table-cell>
              <table:table-cell office:value-type="float" office:value="0.207712503238277">
                <text:p>0.2077125032382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8.640589082505">
                <text:p>118.640589082505</text:p>
              </table:table-cell>
              <table:table-cell office:value-type="float" office:value="0.29458959116213">
                <text:p>0.29458959116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draw:fill-color="#eeeee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de" fo:country="DE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fo:language="de" fo:country="DE" style:font-size-asian="9pt" style:font-size-complex="9pt"/>
    </style:style>
    <style:style style:name="ch7" style:family="chart" style:data-style-name="N0">
      <style:chart-properties chart:display-label="true" chart:logarithmic="false" chart:interval-minor-divisor="5" chart:gap-width="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fo:language="de" fo:country="DE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Arial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force-intercept="false" chart:regression-type="moving-average"/>
      <style:graphic-properties svg:stroke-width="0.1cm" svg:stroke-color="#0066cc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021cm" svg:height="8.034cm" xlink:href=".." xlink:type="simple" chart:class="chart:bar" chart:style-name="ch1">
        <chart:title svg:x="1.52cm" svg:y="0.295cm" chart:style-name="ch2">
          <text:p>Distribution of sqrt(integral V(t) dt)</text:p>
        </chart:title>
        <chart:legend chart:legend-position="bottom" svg:x="2.237cm" svg:y="6.943cm" style:legend-expansion="wide" chart:style-name="ch3"/>
        <chart:plot-area chart:style-name="ch4" table:cell-range-address="MonteCarloBlackScholes.O8:MonteCarloBlackScholes.P38" chart:data-source-has-labels="column" svg:x="1.176cm" svg:y="1.244cm" svg:width="8.645cm" svg:height="4.409cm">
          <chartooo:coordinate-region svg:x="2.116cm" svg:y="1.244cm" svg:width="7.69cm" svg:height="3.194cm"/>
          <chart:axis chart:dimension="x" chart:name="primary-x" chart:style-name="ch5" chartooo:axis-type="auto">
            <chartooo:date-scale/>
            <chart:title svg:x="5.057cm" svg:y="5.814cm" chart:style-name="ch6">
              <text:p>value</text:p>
            </chart:title>
            <chart:categories table:cell-range-address="MonteCarloBlackScholes.O8:MonteCarloBlackScholes.O38"/>
          </chart:axis>
          <chart:axis chart:dimension="y" chart:name="primary-y" chart:style-name="ch7">
            <chart:title svg:x="0.451cm" svg:y="4.194cm" chart:style-name="ch8">
              <text:p>frequency</text:p>
            </chart:title>
            <chart:grid chart:style-name="ch9" chart:class="major"/>
          </chart:axis>
          <chart:series chart:style-name="ch10" chart:values-cell-range-address="MonteCarloBlackScholes.P8:MonteCarloBlackScholes.P38" chart:class="chart:bar">
            <chart:regression-curve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teCarloBlackScholes.O8:MonteCarloBlackScholes.O38</svg:desc>
                </draw:g>
              </table:table-cell>
              <table:table-cell office:value-type="float" office:value="0">
                <text:p>0</text:p>
                <draw:g>
                  <svg:desc>MonteCarloBlackScholes.P8:MonteCarloBlackScholes.P38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0.3$MacOSX_X86_64 LibreOffice_project/b0a288ab3d2d4774cb44b62f04d5d28733ac6df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